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2cm"/>
    </style:style>
    <style:style style:name="co2" style:family="table-column">
      <style:table-column-properties fo:break-before="auto" style:column-width="4.431cm"/>
    </style:style>
    <style:style style:name="co3" style:family="table-column">
      <style:table-column-properties fo:break-before="auto" style:column-width="7.601cm"/>
    </style:style>
    <style:style style:name="co4" style:family="table-column">
      <style:table-column-properties fo:break-before="auto" style:column-width="7.759cm"/>
    </style:style>
    <style:style style:name="co5" style:family="table-column">
      <style:table-column-properties fo:break-before="auto" style:column-width="1.923cm"/>
    </style:style>
    <style:style style:name="co6" style:family="table-column">
      <style:table-column-properties fo:break-before="auto" style:column-width="3.328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4.912cm"/>
    </style:style>
    <style:style style:name="co9" style:family="table-column">
      <style:table-column-properties fo:break-before="auto" style:column-width="3.755cm"/>
    </style:style>
    <style:style style:name="co10" style:family="table-column">
      <style:table-column-properties fo:break-before="auto" style:column-width="4.627cm"/>
    </style:style>
    <style:style style:name="co11" style:family="table-column">
      <style:table-column-properties fo:break-before="auto" style:column-width="2.972cm"/>
    </style:style>
    <style:style style:name="co12" style:family="table-column">
      <style:table-column-properties fo:break-before="auto" style:column-width="3.514cm"/>
    </style:style>
    <style:style style:name="co13" style:family="table-column">
      <style:table-column-properties fo:break-before="auto" style:column-width="3.845cm"/>
    </style:style>
    <style:style style:name="co14" style:family="table-column">
      <style:table-column-properties fo:break-before="auto" style:column-width="4.011cm"/>
    </style:style>
    <style:style style:name="co15" style:family="table-column">
      <style:table-column-properties fo:break-before="auto" style:column-width="3.485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3.071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5" style:family="table-cell" style:parent-style-name="Default">
      <style:text-properties fo:color="#000000">
        <loext:char-complex-color loext:theme-type="dark1" loext:color-type="theme"/>
      </style:text-properties>
    </style:style>
    <style:style style:name="ce6" style:family="table-cell" style:parent-style-name="Default" style:data-style-name="N2">
      <style:table-cell-properties style:rotation-align="none"/>
      <style:text-properties fo:color="#000000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>
        <loext:background-complex-color loext:theme-type="light1" loext:color-type="theme"/>
      </style:table-cell-properties>
      <style:text-properties fo:color="#000000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visibility="collapse" table:default-cell-style-name="ce5"/>
        <table:table-column table:style-name="co4" table:visibility="collapse" table:number-columns-repeated="3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7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7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2" table:default-cell-style-name="ce5"/>
        <table:table-column table:style-name="co16" table:default-cell-style-name="ce5"/>
        <table:table-column table:style-name="co17" table:default-cell-style-name="ce5"/>
        <table:table-column table:style-name="co7" table:number-columns-repeated="16358" table:default-cell-style-name="ce5"/>
        <table:table-column table:style-name="co18" table:number-columns-repeated="4" table:default-cell-style-name="ce5"/>
        <table:table-row table:style-name="ro1">
          <table:table-cell office:value-type="string" calcext:value-type="string">
            <text:p>PARTICIPANT_id</text:p>
          </table:table-cell>
          <table:table-cell office:value-type="string" calcext:value-type="string">
            <text:p>IA presence</text:p>
          </table:table-cell>
          <table:table-cell office:value-type="string" calcext:value-type="string">
            <text:p>IF Y : TYPE ? (ONE/BROAD/DOUBLE/BILOBAR)</text:p>
          </table:table-cell>
          <table:table-cell office:value-type="string" calcext:value-type="string">
            <text:p>TEMPS SANS SEGMENTATION MASK 1 (EN SEC)</text:p>
          </table:table-cell>
          <table:table-cell table:style-name="ce7" office:value-type="string" calcext:value-type="string">
            <text:p>TEMPS AVEC SEGMENTATION MASK 1 (EN SEC)</text:p>
          </table:table-cell>
          <table:table-cell table:style-name="ce7" office:value-type="string" calcext:value-type="string">
            <text:p>MAËL</text:p>
          </table:table-cell>
          <table:table-cell table:style-name="ce7" office:value-type="string" calcext:value-type="string">
            <text:p>Anatomical_variant</text:p>
          </table:table-cell>
          <table:table-cell table:style-name="ce8" office:value-type="string" calcext:value-type="string">
            <text:p>NB VOXELS MASK1</text:p>
          </table:table-cell>
          <table:table-cell table:style-name="ce8" office:value-type="string" calcext:value-type="string">
            <text:p>DICE MASK 1</text:p>
          </table:table-cell>
          <table:table-cell table:style-name="ce8" office:value-type="string" calcext:value-type="string">
            <text:p>NB VOXELS MASK 2</text:p>
          </table:table-cell>
          <table:table-cell table:style-name="ce8" office:value-type="string" calcext:value-type="string">
            <text:p>DICE MASK 2</text:p>
          </table:table-cell>
          <table:table-cell table:style-name="ce8" office:value-type="string" calcext:value-type="string">
            <text:p>AREA MASK1</text:p>
          </table:table-cell>
          <table:table-cell table:style-name="ce8" office:value-type="string" calcext:value-type="string">
            <text:p>AREA MASK2</text:p>
          </table:table-cell>
          <table:table-cell table:style-name="ce8" office:value-type="string" calcext:value-type="string">
            <text:p>MEAN AREA</text:p>
          </table:table-cell>
          <table:table-cell office:value-type="string" calcext:value-type="string">
            <text:p>MEAN DICE</text:p>
          </table:table-cell>
          <table:table-cell office:value-type="string" calcext:value-type="string">
            <text:p>mean_gray_matter1</text:p>
          </table:table-cell>
          <table:table-cell office:value-type="string" calcext:value-type="string">
            <text:p>mean_white_matter1</text:p>
          </table:table-cell>
          <table:table-cell office:value-type="string" calcext:value-type="string">
            <text:p>PVE1</text:p>
          </table:table-cell>
          <table:table-cell office:value-type="string" calcext:value-type="string">
            <text:p>mean_gray_matter2</text:p>
          </table:table-cell>
          <table:table-cell office:value-type="string" calcext:value-type="string">
            <text:p>mean_white_matter2</text:p>
          </table:table-cell>
          <table:table-cell office:value-type="string" calcext:value-type="string">
            <text:p>PVE2</text:p>
          </table:table-cell>
          <table:table-cell office:value-type="string" calcext:value-type="string">
            <text:p>Mean_area_PVE</text:p>
          </table:table-cell>
          <table:table-cell office:value-type="string" calcext:value-type="string">
            <text:p>Mean_PVE</text:p>
          </table:table-cell>
          <table:table-cell office:value-type="string" calcext:value-type="string">
            <text:p>Mean_white_matter</text:p>
          </table:table-cell>
          <table:table-cell office:value-type="string" calcext:value-type="string">
            <text:p>Mean_gray_matter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78" calcext:value-type="float">
            <text:p>7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ONE</text:p>
          </table:table-cell>
          <table:table-cell office:value-type="float" office:value="39" calcext:value-type="float">
            <text:p>39</text:p>
          </table:table-cell>
          <table:table-cell office:value-type="float" office:value="0.94" calcext:value-type="float">
            <text:p>0,94</text:p>
          </table:table-cell>
          <table:table-cell office:value-type="float" office:value="40" calcext:value-type="float">
            <text:p>40</text:p>
          </table:table-cell>
          <table:table-cell office:value-type="float" office:value="0.88" calcext:value-type="float">
            <text:p>0,88</text:p>
          </table:table-cell>
          <table:table-cell table:formula="of:=IFERROR(([.H2]*0.8^2);&quot;NA&quot;)" office:value-type="float" office:value="24.96" calcext:value-type="float">
            <text:p>24,96</text:p>
          </table:table-cell>
          <table:table-cell table:formula="of:=IFERROR(([.J2]*0.8^2);&quot;NA&quot;)" office:value-type="float" office:value="25.6" calcext:value-type="float">
            <text:p>25,6</text:p>
          </table:table-cell>
          <table:table-cell table:formula="of:=IFERROR(AVERAGE([.L2];[.M2]);&quot;NA&quot;)" office:value-type="float" office:value="25.28" calcext:value-type="float">
            <text:p>25,28</text:p>
          </table:table-cell>
          <table:table-cell table:formula="of:=AVERAGE([.K2];[.I2])" office:value-type="float" office:value="0.91" calcext:value-type="float">
            <text:p>0,91</text:p>
          </table:table-cell>
          <table:table-cell office:value-type="float" office:value="0.414358861935444" calcext:value-type="float">
            <text:p>0,414358861935444</text:p>
          </table:table-cell>
          <table:table-cell office:value-type="float" office:value="0.585641138064556" calcext:value-type="float">
            <text:p>0,585641138064556</text:p>
          </table:table-cell>
          <table:table-cell table:formula="of:=1-([.P2]+[.Q2])" office:value-type="float" office:value="0" calcext:value-type="float">
            <text:p>0</text:p>
          </table:table-cell>
          <table:table-cell office:value-type="float" office:value="0.359249895811081" calcext:value-type="float">
            <text:p>0,359249895811081</text:p>
          </table:table-cell>
          <table:table-cell office:value-type="float" office:value="0.640750104188919" calcext:value-type="float">
            <text:p>0,640750104188919</text:p>
          </table:table-cell>
          <table:table-cell table:formula="of:=1-([.S2]+[.T2])" office:value-type="float" office:value="0" calcext:value-type="float">
            <text:p>0</text:p>
          </table:table-cell>
          <table:table-cell table:formula="of:=([.L2]*(1-[.R2])+[.M2]*(1-[.U2]))/2" office:value-type="float" office:value="25.28" calcext:value-type="float">
            <text:p>25,28</text:p>
          </table:table-cell>
          <table:table-cell table:formula="of:=AVERAGE([.R2];[.U2])" office:value-type="float" office:value="0" calcext:value-type="float">
            <text:p>0</text:p>
          </table:table-cell>
          <table:table-cell table:formula="of:=AVERAGE([.Q2];[.T2])" office:value-type="float" office:value="0.613195621126738" calcext:value-type="float">
            <text:p>0,613195621126738</text:p>
          </table:table-cell>
          <table:table-cell table:formula="of:=AVERAGE([.P2];[.S2])" office:value-type="float" office:value="0.386804378873263" calcext:value-type="float">
            <text:p>0,386804378873263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ONE</text:p>
          </table:table-cell>
          <table:table-cell office:value-type="float" office:value="18" calcext:value-type="float">
            <text:p>18</text:p>
          </table:table-cell>
          <table:table-cell office:value-type="float" office:value="0.97" calcext:value-type="float">
            <text:p>0,9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ERROR(([.H3]*0.8^2);&quot;NA&quot;)" office:value-type="float" office:value="11.52" calcext:value-type="float">
            <text:p>11,52</text:p>
          </table:table-cell>
          <table:table-cell table:formula="of:=IFERROR(([.J3]*0.8^2);&quot;NA&quot;)" office:value-type="float" office:value="12.8" calcext:value-type="float">
            <text:p>12,8</text:p>
          </table:table-cell>
          <table:table-cell table:formula="of:=IFERROR(AVERAGE([.L3];[.M3]);&quot;NA&quot;)" office:value-type="float" office:value="12.16" calcext:value-type="float">
            <text:p>12,16</text:p>
          </table:table-cell>
          <table:table-cell table:formula="of:=AVERAGE([.K3];[.I3])" office:value-type="float" office:value="0.985" calcext:value-type="float">
            <text:p>0,985</text:p>
          </table:table-cell>
          <table:table-cell office:value-type="float" office:value="0.371111020445824" calcext:value-type="float">
            <text:p>0,371111020445824</text:p>
          </table:table-cell>
          <table:table-cell office:value-type="float" office:value="0.628888981209861" calcext:value-type="float">
            <text:p>0,628888981209861</text:p>
          </table:table-cell>
          <table:table-cell table:formula="of:=1-([.P3]+[.Q3])" office:value-type="float" office:value="-0.0000000016556849224969" calcext:value-type="float">
            <text:p>-1,6556849224969E-09</text:p>
          </table:table-cell>
          <table:table-cell office:value-type="float" office:value="0.403499913215637" calcext:value-type="float">
            <text:p>0,403499913215637</text:p>
          </table:table-cell>
          <table:table-cell office:value-type="float" office:value="0.596500086784363" calcext:value-type="float">
            <text:p>0,596500086784363</text:p>
          </table:table-cell>
          <table:table-cell table:formula="of:=1-([.S3]+[.T3])" office:value-type="float" office:value="0" calcext:value-type="float">
            <text:p>0</text:p>
          </table:table-cell>
          <table:table-cell table:formula="of:=([.L3]*(1-[.R3])+[.M3]*(1-[.U3]))/2" office:value-type="float" office:value="12.1600000095367" calcext:value-type="float">
            <text:p>12,1600000095367</text:p>
          </table:table-cell>
          <table:table-cell table:formula="of:=AVERAGE([.R3];[.U3])" office:value-type="float" office:value="-0.000000000827842461248451" calcext:value-type="float">
            <text:p>-8,27842461248451E-10</text:p>
          </table:table-cell>
          <table:table-cell table:formula="of:=AVERAGE([.Q3];[.T3])" office:value-type="float" office:value="0.612694533997112" calcext:value-type="float">
            <text:p>0,612694533997112</text:p>
          </table:table-cell>
          <table:table-cell table:formula="of:=AVERAGE([.P3];[.S3])" office:value-type="float" office:value="0.387305466830731" calcext:value-type="float">
            <text:p>0,387305466830731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office:value-type="float" office:value="60" calcext:value-type="float">
            <text:p>60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ONE</text:p>
          </table:table-cell>
          <table:table-cell office:value-type="float" office:value="102" calcext:value-type="float">
            <text:p>102</text:p>
          </table:table-cell>
          <table:table-cell office:value-type="float" office:value="0.95" calcext:value-type="float">
            <text:p>0,95</text:p>
          </table:table-cell>
          <table:table-cell office:value-type="float" office:value="38" calcext:value-type="float">
            <text:p>38</text:p>
          </table:table-cell>
          <table:table-cell office:value-type="float" office:value="0.88" calcext:value-type="float">
            <text:p>0,88</text:p>
          </table:table-cell>
          <table:table-cell table:formula="of:=IFERROR(([.H4]*0.6^2);&quot;NA&quot;)" office:value-type="float" office:value="36.72" calcext:value-type="float">
            <text:p>36,72</text:p>
          </table:table-cell>
          <table:table-cell table:formula="of:=IFERROR(([.J4]*0.6^2);&quot;NA&quot;)" office:value-type="float" office:value="13.68" calcext:value-type="float">
            <text:p>13,68</text:p>
          </table:table-cell>
          <table:table-cell table:formula="of:=IFERROR(AVERAGE([.L4];[.M4]);&quot;NA&quot;)" office:value-type="float" office:value="25.2" calcext:value-type="float">
            <text:p>25,2</text:p>
          </table:table-cell>
          <table:table-cell table:formula="of:=AVERAGE([.K4];[.I4])" office:value-type="float" office:value="0.915" calcext:value-type="float">
            <text:p>0,915</text:p>
          </table:table-cell>
          <table:table-cell office:value-type="float" office:value="0.952941194468854" calcext:value-type="float">
            <text:p>0,952941194468854</text:p>
          </table:table-cell>
          <table:table-cell office:value-type="float" office:value="0" calcext:value-type="float">
            <text:p>0</text:p>
          </table:table-cell>
          <table:table-cell table:formula="of:=1-([.P4]+[.Q4])" office:value-type="float" office:value="0.0470588055311461" calcext:value-type="float">
            <text:p>0,0470588055311461</text:p>
          </table:table-cell>
          <table:table-cell office:value-type="float" office:value="0.952368435106779" calcext:value-type="float">
            <text:p>0,952368435106779</text:p>
          </table:table-cell>
          <table:table-cell office:value-type="float" office:value="0" calcext:value-type="float">
            <text:p>0</text:p>
          </table:table-cell>
          <table:table-cell table:formula="of:=1-([.S4]+[.T4])" office:value-type="float" office:value="0.047631564893221" calcext:value-type="float">
            <text:p>0,047631564893221</text:p>
          </table:table-cell>
          <table:table-cell table:formula="of:=([.L4]*(1-[.R4])+[.M4]*(1-[.U4]))/2" office:value-type="float" office:value="24.0102004265785" calcext:value-type="float">
            <text:p>24,0102004265785</text:p>
          </table:table-cell>
          <table:table-cell table:formula="of:=AVERAGE([.R4];[.U4])" office:value-type="float" office:value="0.0473451852121835" calcext:value-type="float">
            <text:p>0,0473451852121835</text:p>
          </table:table-cell>
          <table:table-cell table:formula="of:=AVERAGE([.Q4];[.T4])" office:value-type="float" office:value="0" calcext:value-type="float">
            <text:p>0</text:p>
          </table:table-cell>
          <table:table-cell table:formula="of:=AVERAGE([.P4];[.S4])" office:value-type="float" office:value="0.952654814787816" calcext:value-type="float">
            <text:p>0,952654814787816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-ses-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30" calcext:value-type="float">
            <text:p>3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BROAD</text:p>
          </table:table-cell>
          <table:table-cell office:value-type="float" office:value="111" calcext:value-type="float">
            <text:p>111</text:p>
          </table:table-cell>
          <table:table-cell office:value-type="float" office:value="0.92" calcext:value-type="float">
            <text:p>0,92</text:p>
          </table:table-cell>
          <table:table-cell office:value-type="float" office:value="102" calcext:value-type="float">
            <text:p>102</text:p>
          </table:table-cell>
          <table:table-cell office:value-type="float" office:value="0.87" calcext:value-type="float">
            <text:p>0,87</text:p>
          </table:table-cell>
          <table:table-cell table:formula="of:=IFERROR(([.H5]*0.6^2);&quot;NA&quot;)" office:value-type="float" office:value="39.96" calcext:value-type="float">
            <text:p>39,96</text:p>
          </table:table-cell>
          <table:table-cell table:formula="of:=IFERROR(([.J5]*0.6^2);&quot;NA&quot;)" office:value-type="float" office:value="36.72" calcext:value-type="float">
            <text:p>36,72</text:p>
          </table:table-cell>
          <table:table-cell table:formula="of:=IFERROR(AVERAGE([.L5];[.M5]);&quot;NA&quot;)" office:value-type="float" office:value="38.34" calcext:value-type="float">
            <text:p>38,34</text:p>
          </table:table-cell>
          <table:table-cell table:formula="of:=AVERAGE([.K5];[.I5])" office:value-type="float" office:value="0.895" calcext:value-type="float">
            <text:p>0,895</text:p>
          </table:table-cell>
          <table:table-cell office:value-type="float" office:value="0.975945954924231" calcext:value-type="float">
            <text:p>0,975945954924231</text:p>
          </table:table-cell>
          <table:table-cell office:value-type="float" office:value="0" calcext:value-type="float">
            <text:p>0</text:p>
          </table:table-cell>
          <table:table-cell table:formula="of:=1-([.P5]+[.Q5])" office:value-type="float" office:value="0.024054045075769" calcext:value-type="float">
            <text:p>0,0240540450757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([.S5]+[.T5])" office:value-type="float" office:value="0" calcext:value-type="float">
            <text:p>0</text:p>
          </table:table-cell>
          <table:table-cell table:formula="of:=([.L5]*(1-[.R5])+[.M5]*(1-[.U5]))/2" office:value-type="float" office:value="37.8594001793861" calcext:value-type="float">
            <text:p>37,8594001793861</text:p>
          </table:table-cell>
          <table:table-cell table:formula="of:=AVERAGE([.R5];[.U5])" office:value-type="float" office:value="0.0120270225378845" calcext:value-type="float">
            <text:p>0,0120270225378845</text:p>
          </table:table-cell>
          <table:table-cell table:formula="of:=AVERAGE([.Q5];[.T5])" office:value-type="float" office:value="0" calcext:value-type="float">
            <text:p>0</text:p>
          </table:table-cell>
          <table:table-cell table:formula="of:=AVERAGE([.P5];[.S5])" office:value-type="float" office:value="0.987972977462116" calcext:value-type="float">
            <text:p>0,987972977462116</text:p>
          </table:table-cell>
          <table:table-cell table:number-columns-repeated="16359"/>
        </table:table-row>
        <table:table-row table:style-name="ro1" table:visibility="collapse">
          <table:table-cell table:style-name="ce6" office:value-type="string" calcext:value-type="string">
            <text:p>sub-3-ses-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BROAD</text:p>
          </table:table-cell>
          <table:table-cell table:number-columns-repeated="4"/>
          <table:table-cell table:formula="of:=IFERROR(([.H6]*0.6^3);&quot;NA&quot;)" office:value-type="float" office:value="0" calcext:value-type="float">
            <text:p>0</text:p>
          </table:table-cell>
          <table:table-cell table:formula="of:=IFERROR(([.J6]*0.6^3);&quot;NA&quot;)" office:value-type="float" office:value="0" calcext:value-type="float">
            <text:p>0</text:p>
          </table:table-cell>
          <table:table-cell table:formula="of:=IFERROR(AVERAGE([.L6];[.M6]);&quot;NA&quot;)" office:value-type="float" office:value="0" calcext:value-type="float">
            <text:p>0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16363"/>
        </table:table-row>
        <table:table-row table:style-name="ro1" table:visibility="collapse">
          <table:table-cell table:style-name="ce6" office:value-type="string" calcext:value-type="string">
            <text:p>sub-3-ses-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table:number-columns-repeated="4"/>
          <table:table-cell table:formula="of:=IFERROR(([.H7]*0.6^3);&quot;NA&quot;)" office:value-type="float" office:value="0" calcext:value-type="float">
            <text:p>0</text:p>
          </table:table-cell>
          <table:table-cell table:formula="of:=IFERROR(([.J7]*0.6^3);&quot;NA&quot;)" office:value-type="float" office:value="0" calcext:value-type="float">
            <text:p>0</text:p>
          </table:table-cell>
          <table:table-cell table:formula="of:=IFERROR(AVERAGE([.L7];[.M7]);&quot;NA&quot;)" office:value-type="float" office:value="0" calcext:value-type="float">
            <text:p>0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16363"/>
        </table:table-row>
        <table:table-row table:style-name="ro1">
          <table:table-cell table:style-name="ce6" office:value-type="string" calcext:value-type="string">
            <text:p>sub-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table:number-columns-repeated="3"/>
          <table:table-cell office:value-type="string" calcext:value-type="string">
            <text:p>BROAD</text:p>
          </table:table-cell>
          <table:table-cell office:value-type="float" office:value="61" calcext:value-type="float">
            <text:p>61</text:p>
          </table:table-cell>
          <table:table-cell office:value-type="float" office:value="0.92" calcext:value-type="float">
            <text:p>0,92</text:p>
          </table:table-cell>
          <table:table-cell office:value-type="float" office:value="52" calcext:value-type="float">
            <text:p>52</text:p>
          </table:table-cell>
          <table:table-cell office:value-type="float" office:value="0.87" calcext:value-type="float">
            <text:p>0,87</text:p>
          </table:table-cell>
          <table:table-cell table:formula="of:=IFERROR(([.H8]*0.8^2);&quot;NA&quot;)" office:value-type="float" office:value="39.04" calcext:value-type="float">
            <text:p>39,04</text:p>
          </table:table-cell>
          <table:table-cell table:formula="of:=IFERROR(([.J8]*0.8^2);&quot;NA&quot;)" office:value-type="float" office:value="33.28" calcext:value-type="float">
            <text:p>33,28</text:p>
          </table:table-cell>
          <table:table-cell table:formula="of:=IFERROR(AVERAGE([.L8];[.M8]);&quot;NA&quot;)" office:value-type="float" office:value="36.16" calcext:value-type="float">
            <text:p>36,16</text:p>
          </table:table-cell>
          <table:table-cell table:formula="of:=AVERAGE([.K8];[.I8])" office:value-type="float" office:value="0.895" calcext:value-type="float">
            <text:p>0,8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P8]+[.Q8])" office:value-type="float" office:value="0" calcext:value-type="float">
            <text:p>0</text:p>
          </table:table-cell>
          <table:table-cell office:value-type="float" office:value="0.0171153797553136" calcext:value-type="float">
            <text:p>0,0171153797553136</text:p>
          </table:table-cell>
          <table:table-cell office:value-type="float" office:value="0.982884620244686" calcext:value-type="float">
            <text:p>0,982884620244686</text:p>
          </table:table-cell>
          <table:table-cell table:formula="of:=1-([.S8]+[.T8])" office:value-type="float" office:value="0" calcext:value-type="float">
            <text:p>0</text:p>
          </table:table-cell>
          <table:table-cell table:formula="of:=([.L8]*(1-[.R8])+[.M8]*(1-[.U8]))/2" office:value-type="float" office:value="36.16" calcext:value-type="float">
            <text:p>36,16</text:p>
          </table:table-cell>
          <table:table-cell table:formula="of:=AVERAGE([.R8];[.U8])" office:value-type="float" office:value="0" calcext:value-type="float">
            <text:p>0</text:p>
          </table:table-cell>
          <table:table-cell table:formula="of:=AVERAGE([.Q8];[.T8])" office:value-type="float" office:value="0.991442310122343" calcext:value-type="float">
            <text:p>0,991442310122343</text:p>
          </table:table-cell>
          <table:table-cell table:formula="of:=AVERAGE([.P8];[.S8])" office:value-type="float" office:value="0.0085576898776568" calcext:value-type="float">
            <text:p>0,0085576898776568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-ses-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9]*0.6^2);&quot;NA&quot;)" office:value-type="string" office:string-value="NA" calcext:value-type="string">
            <text:p>NA</text:p>
          </table:table-cell>
          <table:table-cell table:formula="of:=IFERROR(([.J9]*0.6^2);&quot;NA&quot;)" office:value-type="string" office:string-value="NA" calcext:value-type="string">
            <text:p>NA</text:p>
          </table:table-cell>
          <table:table-cell table:formula="of:=IFERROR(AVERAGE([.L9];[.M9]);&quot;NA&quot;)" office:value-type="string" office:string-value="NA" calcext:value-type="string">
            <text:p>NA</text:p>
          </table:table-cell>
          <table:table-cell table:formula="of:=IFERROR(AVERAGE([.M9];[.N9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 table:visibility="collapse">
          <table:table-cell table:style-name="ce6" office:value-type="string" calcext:value-type="string">
            <text:p>sub-5-ses-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/>
          <table:table-cell table:formula="of:=IFERROR(([.H10]*0.6^3);&quot;NA&quot;)" office:value-type="float" office:value="0" calcext:value-type="float">
            <text:p>0</text:p>
          </table:table-cell>
          <table:table-cell table:formula="of:=IFERROR(([.J10]*0.6^3);&quot;NA&quot;)" office:value-type="float" office:value="0" calcext:value-type="float">
            <text:p>0</text:p>
          </table:table-cell>
          <table:table-cell table:formula="of:=IFERROR(AVERAGE([.L10];[.M10]);&quot;NA&quot;)" office:value-type="float" office:value="0" calcext:value-type="float">
            <text:p>0</text:p>
          </table:table-cell>
          <table:table-cell/>
          <table:table-cell table:number-columns-repeated="6" office:value-type="string" calcext:value-type="string">
            <text:p>NA</text:p>
          </table:table-cell>
          <table:table-cell table:number-columns-repeated="16363"/>
        </table:table-row>
        <table:table-row table:style-name="ro1">
          <table:table-cell table:style-name="ce6" office:value-type="string" calcext:value-type="string">
            <text:p>sub-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,95</text:p>
          </table:table-cell>
          <table:table-cell office:value-type="float" office:value="10" calcext:value-type="float">
            <text:p>10</text:p>
          </table:table-cell>
          <table:table-cell office:value-type="float" office:value="0.95" calcext:value-type="float">
            <text:p>0,95</text:p>
          </table:table-cell>
          <table:table-cell table:formula="of:=IFERROR(([.H11]*0.8^2);&quot;NA&quot;)" office:value-type="float" office:value="6.4" calcext:value-type="float">
            <text:p>6,4</text:p>
          </table:table-cell>
          <table:table-cell table:formula="of:=IFERROR(([.J11]*0.8^2);&quot;NA&quot;)" office:value-type="float" office:value="6.4" calcext:value-type="float">
            <text:p>6,4</text:p>
          </table:table-cell>
          <table:table-cell table:formula="of:=IFERROR(AVERAGE([.L11];[.M11]);&quot;NA&quot;)" office:value-type="float" office:value="6.4" calcext:value-type="float">
            <text:p>6,4</text:p>
          </table:table-cell>
          <table:table-cell table:formula="of:=AVERAGE([.K11];[.I11])" office:value-type="float" office:value="0.95" calcext:value-type="float">
            <text:p>0,95</text:p>
          </table:table-cell>
          <table:table-cell office:value-type="float" office:value="0.420999892055988" calcext:value-type="float">
            <text:p>0,420999892055988</text:p>
          </table:table-cell>
          <table:table-cell office:value-type="float" office:value="0.579000109434128" calcext:value-type="float">
            <text:p>0,579000109434128</text:p>
          </table:table-cell>
          <table:table-cell table:formula="of:=1-([.P11]+[.Q11])" office:value-type="float" office:value="-0.00000000149011603056692" calcext:value-type="float">
            <text:p>-1,49011603056692E-09</text:p>
          </table:table-cell>
          <table:table-cell office:value-type="float" office:value="0.459999859333038" calcext:value-type="float">
            <text:p>0,459999859333038</text:p>
          </table:table-cell>
          <table:table-cell office:value-type="float" office:value="0.540000140666962" calcext:value-type="float">
            <text:p>0,540000140666962</text:p>
          </table:table-cell>
          <table:table-cell table:formula="of:=1-([.S11]+[.T11])" office:value-type="float" office:value="0" calcext:value-type="float">
            <text:p>0</text:p>
          </table:table-cell>
          <table:table-cell table:formula="of:=([.L11]*(1-[.R11])+[.M11]*(1-[.U11]))/2" office:value-type="float" office:value="6.40000000476837" calcext:value-type="float">
            <text:p>6,40000000476837</text:p>
          </table:table-cell>
          <table:table-cell table:formula="of:=AVERAGE([.R11];[.U11])" office:value-type="float" office:value="-0.000000000745058015283462" calcext:value-type="float">
            <text:p>-7,45058015283462E-10</text:p>
          </table:table-cell>
          <table:table-cell table:formula="of:=AVERAGE([.Q11];[.T11])" office:value-type="float" office:value="0.559500125050545" calcext:value-type="float">
            <text:p>0,559500125050545</text:p>
          </table:table-cell>
          <table:table-cell table:formula="of:=AVERAGE([.P11];[.S11])" office:value-type="float" office:value="0.440499875694513" calcext:value-type="float">
            <text:p>0,440499875694513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50" calcext:value-type="float">
            <text:p>50</text:p>
          </table:table-cell>
          <table:table-cell office:value-type="float" office:value="0.85" calcext:value-type="float">
            <text:p>0,85</text:p>
          </table:table-cell>
          <table:table-cell office:value-type="float" office:value="50" calcext:value-type="float">
            <text:p>50</text:p>
          </table:table-cell>
          <table:table-cell office:value-type="float" office:value="0.88" calcext:value-type="float">
            <text:p>0,88</text:p>
          </table:table-cell>
          <table:table-cell table:formula="of:=IFERROR(([.H12]*0.6^2);&quot;NA&quot;)" office:value-type="float" office:value="18" calcext:value-type="float">
            <text:p>18</text:p>
          </table:table-cell>
          <table:table-cell table:formula="of:=IFERROR(([.J12]*0.6^2);&quot;NA&quot;)" office:value-type="float" office:value="18" calcext:value-type="float">
            <text:p>18</text:p>
          </table:table-cell>
          <table:table-cell table:formula="of:=IFERROR(AVERAGE([.L12];[.M12]);&quot;NA&quot;)" office:value-type="float" office:value="18" calcext:value-type="float">
            <text:p>18</text:p>
          </table:table-cell>
          <table:table-cell table:formula="of:=AVERAGE([.K12];[.I12])" office:value-type="float" office:value="0.865" calcext:value-type="float">
            <text:p>0,865</text:p>
          </table:table-cell>
          <table:table-cell office:value-type="float" office:value="0.990200002193451" calcext:value-type="float">
            <text:p>0,990200002193451</text:p>
          </table:table-cell>
          <table:table-cell office:value-type="float" office:value="0" calcext:value-type="float">
            <text:p>0</text:p>
          </table:table-cell>
          <table:table-cell table:formula="of:=1-([.P12]+[.Q12])" office:value-type="float" office:value="0.00979999780654906" calcext:value-type="float">
            <text:p>0,00979999780654906</text:p>
          </table:table-cell>
          <table:table-cell office:value-type="float" office:value="0.987200006246567" calcext:value-type="float">
            <text:p>0,987200006246567</text:p>
          </table:table-cell>
          <table:table-cell office:value-type="float" office:value="0" calcext:value-type="float">
            <text:p>0</text:p>
          </table:table-cell>
          <table:table-cell table:formula="of:=1-([.S12]+[.T12])" office:value-type="float" office:value="0.012799993753433" calcext:value-type="float">
            <text:p>0,012799993753433</text:p>
          </table:table-cell>
          <table:table-cell table:formula="of:=([.L12]*(1-[.R12])+[.M12]*(1-[.U12]))/2" office:value-type="float" office:value="17.7966000759602" calcext:value-type="float">
            <text:p>17,7966000759602</text:p>
          </table:table-cell>
          <table:table-cell table:formula="of:=AVERAGE([.R12];[.U12])" office:value-type="float" office:value="0.011299995779991" calcext:value-type="float">
            <text:p>0,011299995779991</text:p>
          </table:table-cell>
          <table:table-cell table:formula="of:=AVERAGE([.Q12];[.T12])" office:value-type="float" office:value="0" calcext:value-type="float">
            <text:p>0</text:p>
          </table:table-cell>
          <table:table-cell table:formula="of:=AVERAGE([.P12];[.S12])" office:value-type="float" office:value="0.988700004220009" calcext:value-type="float">
            <text:p>0,988700004220009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13]*0.6^2);&quot;NA&quot;)" office:value-type="string" office:string-value="NA" calcext:value-type="string">
            <text:p>NA</text:p>
          </table:table-cell>
          <table:table-cell table:formula="of:=IFERROR(([.I13]*0.6^2);&quot;NA&quot;)" office:value-type="string" office:string-value="NA" calcext:value-type="string">
            <text:p>NA</text:p>
          </table:table-cell>
          <table:table-cell table:formula="of:=IFERROR(AVERAGE([.L13];[.M13]);&quot;NA&quot;)" office:value-type="string" office:string-value="NA" calcext:value-type="string">
            <text:p>NA</text:p>
          </table:table-cell>
          <table:table-cell table:formula="of:=IFERROR(AVERAGE([.M13];[.N13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string" calcext:value-type="string">
            <text:p>NA</text:p>
          </table:table-cell>
          <table:table-cell table:formula="of:=IFERROR(([.H14]*0.6^2);&quot;NA&quot;)" office:value-type="float" office:value="4.68" calcext:value-type="float">
            <text:p>4,68</text:p>
          </table:table-cell>
          <table:table-cell table:formula="of:=IFERROR(([.J14]*0.6^2);&quot;NA&quot;)" office:value-type="string" office:string-value="NA" calcext:value-type="string">
            <text:p>NA</text:p>
          </table:table-cell>
          <table:table-cell table:formula="of:=IFERROR(AVERAGE([.L14];[.M14]);&quot;NA&quot;)" office:value-type="float" office:value="4.68" calcext:value-type="float">
            <text:p>4,68</text:p>
          </table:table-cell>
          <table:table-cell table:formula="of:=AVERAGE([.K14];[.I14])"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([.P14]+[.Q14])"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 table:number-columns-repeated="2" office:value-type="string" calcext:value-type="string">
            <text:p>NA</text:p>
          </table:table-cell>
          <table:table-cell table:formula="of:=[.L14]*(1-[.R14])" office:value-type="float" office:value="4.68" calcext:value-type="float">
            <text:p>4,68</text:p>
          </table:table-cell>
          <table:table-cell table:formula="of:=AVERAGE([.R14];[.U14])" office:value-type="float" office:value="0" calcext:value-type="float">
            <text:p>0</text:p>
          </table:table-cell>
          <table:table-cell table:formula="of:=AVERAGE([.Q14];[.T14])" office:value-type="float" office:value="0" calcext:value-type="float">
            <text:p>0</text:p>
          </table:table-cell>
          <table:table-cell table:formula="of:=AVERAGE([.P14];[.S14])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65" calcext:value-type="float">
            <text:p>65</text:p>
          </table:table-cell>
          <table:table-cell office:value-type="float" office:value="0.92" calcext:value-type="float">
            <text:p>0,9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ERROR(([.H15]*0.6^2);&quot;NA&quot;)" office:value-type="float" office:value="23.4" calcext:value-type="float">
            <text:p>23,4</text:p>
          </table:table-cell>
          <table:table-cell table:formula="of:=IFERROR(([.J15]*0.6^2);&quot;NA&quot;)" office:value-type="float" office:value="15.84" calcext:value-type="float">
            <text:p>15,84</text:p>
          </table:table-cell>
          <table:table-cell table:formula="of:=IFERROR(AVERAGE([.L15];[.M15]);&quot;NA&quot;)" office:value-type="float" office:value="19.62" calcext:value-type="float">
            <text:p>19,62</text:p>
          </table:table-cell>
          <table:table-cell table:formula="of:=AVERAGE([.K15];[.I15])" office:value-type="float" office:value="0.96" calcext:value-type="float">
            <text:p>0,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P15]+[.Q15])" office:value-type="float" office:value="0" calcext:value-type="float">
            <text:p>0</text:p>
          </table:table-cell>
          <table:table-cell office:value-type="float" office:value="0.0297727191990072" calcext:value-type="float">
            <text:p>0,0297727191990072</text:p>
          </table:table-cell>
          <table:table-cell office:value-type="float" office:value="0.970227280800993" calcext:value-type="float">
            <text:p>0,970227280800993</text:p>
          </table:table-cell>
          <table:table-cell table:formula="of:=1-([.S15]+[.T15])" office:value-type="float" office:value="0" calcext:value-type="float">
            <text:p>0</text:p>
          </table:table-cell>
          <table:table-cell table:formula="of:=([.L15]*(1-[.R15])+[.M15]*(1-[.U15]))/2" office:value-type="float" office:value="19.62" calcext:value-type="float">
            <text:p>19,62</text:p>
          </table:table-cell>
          <table:table-cell table:formula="of:=AVERAGE([.R15];[.U15])" office:value-type="float" office:value="0" calcext:value-type="float">
            <text:p>0</text:p>
          </table:table-cell>
          <table:table-cell table:formula="of:=AVERAGE([.Q15];[.T15])" office:value-type="float" office:value="0.985113640400497" calcext:value-type="float">
            <text:p>0,985113640400497</text:p>
          </table:table-cell>
          <table:table-cell table:formula="of:=AVERAGE([.P15];[.S15])" office:value-type="float" office:value="0.0148863595995036" calcext:value-type="float">
            <text:p>0,0148863595995036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48" calcext:value-type="float">
            <text:p>48</text:p>
          </table:table-cell>
          <table:table-cell office:value-type="float" office:value="0.94" calcext:value-type="float">
            <text:p>0,94</text:p>
          </table:table-cell>
          <table:table-cell office:value-type="float" office:value="45" calcext:value-type="float">
            <text:p>45</text:p>
          </table:table-cell>
          <table:table-cell office:value-type="float" office:value="0.87" calcext:value-type="float">
            <text:p>0,87</text:p>
          </table:table-cell>
          <table:table-cell table:formula="of:=IFERROR(([.H16]*0.8^2);&quot;NA&quot;)" office:value-type="float" office:value="30.72" calcext:value-type="float">
            <text:p>30,72</text:p>
          </table:table-cell>
          <table:table-cell table:formula="of:=IFERROR((16*0.8^2);&quot;NA&quot;)" office:value-type="float" office:value="10.24" calcext:value-type="float">
            <text:p>10,24</text:p>
          </table:table-cell>
          <table:table-cell table:formula="of:=IFERROR(AVERAGE([.L16];[.M16]);&quot;NA&quot;)" office:value-type="float" office:value="20.48" calcext:value-type="float">
            <text:p>20,48</text:p>
          </table:table-cell>
          <table:table-cell table:formula="of:=AVERAGE([.K16];[.I16])" office:value-type="float" office:value="0.905" calcext:value-type="float">
            <text:p>0,905</text:p>
          </table:table-cell>
          <table:table-cell office:value-type="float" office:value="0.00812499846021334" calcext:value-type="float">
            <text:p>0,00812499846021334</text:p>
          </table:table-cell>
          <table:table-cell office:value-type="float" office:value="0.991875001539787" calcext:value-type="float">
            <text:p>0,991875001539787</text:p>
          </table:table-cell>
          <table:table-cell table:formula="of:=1-([.P16]+[.Q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S16]+[.T16])" office:value-type="float" office:value="0" calcext:value-type="float">
            <text:p>0</text:p>
          </table:table-cell>
          <table:table-cell table:formula="of:=([.L16]*(1-[.R16])+[.M16]*(1-[.U16]))/2" office:value-type="float" office:value="20.48" calcext:value-type="float">
            <text:p>20,48</text:p>
          </table:table-cell>
          <table:table-cell table:formula="of:=AVERAGE([.R16];[.U16])" office:value-type="float" office:value="0" calcext:value-type="float">
            <text:p>0</text:p>
          </table:table-cell>
          <table:table-cell table:formula="of:=AVERAGE([.Q16];[.T16])" office:value-type="float" office:value="0.995937500769894" calcext:value-type="float">
            <text:p>0,995937500769894</text:p>
          </table:table-cell>
          <table:table-cell table:formula="of:=AVERAGE([.P16];[.S16])" office:value-type="float" office:value="0.00406249923010667" calcext:value-type="float">
            <text:p>0,00406249923010667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17" calcext:value-type="float">
            <text:p>17</text:p>
          </table:table-cell>
          <table:table-cell office:value-type="float" office:value="0.92" calcext:value-type="float">
            <text:p>0,9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ERROR(([.H17]*0.8^2);&quot;NA&quot;)" office:value-type="float" office:value="10.88" calcext:value-type="float">
            <text:p>10,88</text:p>
          </table:table-cell>
          <table:table-cell table:formula="of:=IFERROR(([.J17]*0.8^2);&quot;NA&quot;)" office:value-type="float" office:value="12.16" calcext:value-type="float">
            <text:p>12,16</text:p>
          </table:table-cell>
          <table:table-cell table:formula="of:=IFERROR(AVERAGE([.L17];[.M17]);&quot;NA&quot;)" office:value-type="float" office:value="11.52" calcext:value-type="float">
            <text:p>11,52</text:p>
          </table:table-cell>
          <table:table-cell table:formula="of:=AVERAGE([.K17];[.I17])" office:value-type="float" office:value="0.96" calcext:value-type="float">
            <text:p>0,96</text:p>
          </table:table-cell>
          <table:table-cell office:value-type="float" office:value="0.483529248658349" calcext:value-type="float">
            <text:p>0,483529248658349</text:p>
          </table:table-cell>
          <table:table-cell office:value-type="float" office:value="0.516470751341651" calcext:value-type="float">
            <text:p>0,516470751341651</text:p>
          </table:table-cell>
          <table:table-cell table:formula="of:=1-([.P17]+[.Q17])" office:value-type="float" office:value="0" calcext:value-type="float">
            <text:p>0</text:p>
          </table:table-cell>
          <table:table-cell office:value-type="float" office:value="0.436315671393746" calcext:value-type="float">
            <text:p>0,436315671393746</text:p>
          </table:table-cell>
          <table:table-cell office:value-type="float" office:value="0.563684328606254" calcext:value-type="float">
            <text:p>0,563684328606254</text:p>
          </table:table-cell>
          <table:table-cell table:formula="of:=1-([.S17]+[.T17])" office:value-type="float" office:value="0" calcext:value-type="float">
            <text:p>0</text:p>
          </table:table-cell>
          <table:table-cell table:formula="of:=([.L17]*(1-[.R17])+[.M17]*(1-[.U17]))/2" office:value-type="float" office:value="11.52" calcext:value-type="float">
            <text:p>11,52</text:p>
          </table:table-cell>
          <table:table-cell table:formula="of:=AVERAGE([.R17];[.U17])" office:value-type="float" office:value="0" calcext:value-type="float">
            <text:p>0</text:p>
          </table:table-cell>
          <table:table-cell table:formula="of:=AVERAGE([.Q17];[.T17])" office:value-type="float" office:value="0.540077539973953" calcext:value-type="float">
            <text:p>0,540077539973953</text:p>
          </table:table-cell>
          <table:table-cell table:formula="of:=AVERAGE([.P17];[.S17])" office:value-type="float" office:value="0.459922460026048" calcext:value-type="float">
            <text:p>0,459922460026048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48" calcext:value-type="float">
            <text:p>48</text:p>
          </table:table-cell>
          <table:table-cell office:value-type="float" office:value="0.88" calcext:value-type="float">
            <text:p>0,88</text:p>
          </table:table-cell>
          <table:table-cell office:value-type="float" office:value="45" calcext:value-type="float">
            <text:p>45</text:p>
          </table:table-cell>
          <table:table-cell office:value-type="float" office:value="0.96" calcext:value-type="float">
            <text:p>0,96</text:p>
          </table:table-cell>
          <table:table-cell table:formula="of:=IFERROR(([.H18]*0.8^2);&quot;NA&quot;)" office:value-type="float" office:value="30.72" calcext:value-type="float">
            <text:p>30,72</text:p>
          </table:table-cell>
          <table:table-cell table:formula="of:=IFERROR(([.J18]*0.8^2);&quot;NA&quot;)" office:value-type="float" office:value="28.8" calcext:value-type="float">
            <text:p>28,8</text:p>
          </table:table-cell>
          <table:table-cell table:formula="of:=IFERROR(AVERAGE([.L18];[.M18]);&quot;NA&quot;)" office:value-type="float" office:value="29.76" calcext:value-type="float">
            <text:p>29,76</text:p>
          </table:table-cell>
          <table:table-cell table:formula="of:=AVERAGE([.K18];[.I18])" office:value-type="float" office:value="0.92" calcext:value-type="float">
            <text:p>0,92</text:p>
          </table:table-cell>
          <table:table-cell office:value-type="float" office:value="0.428541551344097" calcext:value-type="float">
            <text:p>0,428541551344097</text:p>
          </table:table-cell>
          <table:table-cell office:value-type="float" office:value="0.571458450208108" calcext:value-type="float">
            <text:p>0,571458450208108</text:p>
          </table:table-cell>
          <table:table-cell table:formula="of:=1-([.P18]+[.Q18])" office:value-type="float" office:value="-0.00000000155220503117448" calcext:value-type="float">
            <text:p>-1,55220503117448E-09</text:p>
          </table:table-cell>
          <table:table-cell office:value-type="float" office:value="0.286222159531381" calcext:value-type="float">
            <text:p>0,286222159531381</text:p>
          </table:table-cell>
          <table:table-cell office:value-type="float" office:value="0.713777840137482" calcext:value-type="float">
            <text:p>0,713777840137482</text:p>
          </table:table-cell>
          <table:table-cell table:formula="of:=1-([.S18]+[.T18])" office:value-type="float" office:value="0.000000000331136895681539" calcext:value-type="float">
            <text:p>3,31136895681539E-10</text:p>
          </table:table-cell>
          <table:table-cell table:formula="of:=([.L18]*(1-[.R18])+[.M18]*(1-[.U18]))/2" office:value-type="float" office:value="29.7600000190735" calcext:value-type="float">
            <text:p>29,7600000190735</text:p>
          </table:table-cell>
          <table:table-cell table:formula="of:=AVERAGE([.R18];[.U18])" office:value-type="float" office:value="-0.000000000610534067746471" calcext:value-type="float">
            <text:p>-6,10534067746471E-10</text:p>
          </table:table-cell>
          <table:table-cell table:formula="of:=AVERAGE([.Q18];[.T18])" office:value-type="float" office:value="0.642618145172795" calcext:value-type="float">
            <text:p>0,642618145172795</text:p>
          </table:table-cell>
          <table:table-cell table:formula="of:=AVERAGE([.P18];[.S18])" office:value-type="float" office:value="0.357381855437739" calcext:value-type="float">
            <text:p>0,357381855437739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19]*0.6^2);&quot;NA&quot;)" office:value-type="string" office:string-value="NA" calcext:value-type="string">
            <text:p>NA</text:p>
          </table:table-cell>
          <table:table-cell table:formula="of:=IFERROR(([.J19]*0.6^2);&quot;NA&quot;)" office:value-type="string" office:string-value="NA" calcext:value-type="string">
            <text:p>NA</text:p>
          </table:table-cell>
          <table:table-cell table:formula="of:=IFERROR(AVERAGE([.L19];[.M19]);&quot;NA&quot;)" office:value-type="string" office:string-value="NA" calcext:value-type="string">
            <text:p>NA</text:p>
          </table:table-cell>
          <table:table-cell table:formula="of:=IFERROR(AVERAGE([.M19];[.N19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20]*0.6^3);&quot;NA&quot;)" office:value-type="string" office:string-value="NA" calcext:value-type="string">
            <text:p>NA</text:p>
          </table:table-cell>
          <table:table-cell table:formula="of:=IFERROR(([.J20]*0.6^3);&quot;NA&quot;)" office:value-type="string" office:string-value="NA" calcext:value-type="string">
            <text:p>NA</text:p>
          </table:table-cell>
          <table:table-cell table:formula="of:=IFERROR(AVERAGE([.L20];[.M20]);&quot;NA&quot;)" office:value-type="string" office:string-value="NA" calcext:value-type="string">
            <text:p>NA</text:p>
          </table:table-cell>
          <table:table-cell table:formula="of:=IFERROR(AVERAGE([.M20];[.N20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21]*0.6^3);&quot;NA&quot;)" office:value-type="string" office:string-value="NA" calcext:value-type="string">
            <text:p>NA</text:p>
          </table:table-cell>
          <table:table-cell table:formula="of:=IFERROR(([.J21]*0.6^3);&quot;NA&quot;)" office:value-type="string" office:string-value="NA" calcext:value-type="string">
            <text:p>NA</text:p>
          </table:table-cell>
          <table:table-cell table:formula="of:=IFERROR(AVERAGE([.L21];[.M21]);&quot;NA&quot;)" office:value-type="string" office:string-value="NA" calcext:value-type="string">
            <text:p>NA</text:p>
          </table:table-cell>
          <table:table-cell table:formula="of:=IFERROR(AVERAGE([.M21];[.N21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20" calcext:value-type="float">
            <text:p>20</text:p>
          </table:table-cell>
          <table:table-cell office:value-type="float" office:value="0.89" calcext:value-type="float">
            <text:p>0,89</text:p>
          </table:table-cell>
          <table:table-cell office:value-type="float" office:value="19" calcext:value-type="float">
            <text:p>19</text:p>
          </table:table-cell>
          <table:table-cell office:value-type="float" office:value="0.9" calcext:value-type="float">
            <text:p>0,9</text:p>
          </table:table-cell>
          <table:table-cell table:formula="of:=IFERROR(([.H22]*0.8^2);&quot;NA&quot;)" office:value-type="float" office:value="12.8" calcext:value-type="float">
            <text:p>12,8</text:p>
          </table:table-cell>
          <table:table-cell table:formula="of:=IFERROR(([.J22]*0.8^2);&quot;NA&quot;)" office:value-type="float" office:value="12.16" calcext:value-type="float">
            <text:p>12,16</text:p>
          </table:table-cell>
          <table:table-cell table:formula="of:=IFERROR(AVERAGE([.L22];[.M22]);&quot;NA&quot;)" office:value-type="float" office:value="12.48" calcext:value-type="float">
            <text:p>12,48</text:p>
          </table:table-cell>
          <table:table-cell table:formula="of:=AVERAGE([.K22];[.I22])" office:value-type="float" office:value="0.895" calcext:value-type="float">
            <text:p>0,895</text:p>
          </table:table-cell>
          <table:table-cell office:value-type="float" office:value="0.237499937415123" calcext:value-type="float">
            <text:p>0,237499937415123</text:p>
          </table:table-cell>
          <table:table-cell office:value-type="float" office:value="0.762500062584877" calcext:value-type="float">
            <text:p>0,762500062584877</text:p>
          </table:table-cell>
          <table:table-cell table:formula="of:=1-([.P22]+[.Q22])" office:value-type="float" office:value="0" calcext:value-type="float">
            <text:p>0</text:p>
          </table:table-cell>
          <table:table-cell office:value-type="float" office:value="0.171052593933909" calcext:value-type="float">
            <text:p>0,171052593933909</text:p>
          </table:table-cell>
          <table:table-cell office:value-type="float" office:value="0.828947406066091" calcext:value-type="float">
            <text:p>0,828947406066091</text:p>
          </table:table-cell>
          <table:table-cell table:formula="of:=1-([.S22]+[.T22])" office:value-type="float" office:value="0" calcext:value-type="float">
            <text:p>0</text:p>
          </table:table-cell>
          <table:table-cell table:formula="of:=([.L22]*(1-[.R22])+[.M22]*(1-[.U22]))/2" office:value-type="float" office:value="12.48" calcext:value-type="float">
            <text:p>12,48</text:p>
          </table:table-cell>
          <table:table-cell table:formula="of:=AVERAGE([.R22];[.U22])" office:value-type="float" office:value="0" calcext:value-type="float">
            <text:p>0</text:p>
          </table:table-cell>
          <table:table-cell table:formula="of:=AVERAGE([.Q22];[.T22])" office:value-type="float" office:value="0.795723734325484" calcext:value-type="float">
            <text:p>0,795723734325484</text:p>
          </table:table-cell>
          <table:table-cell table:formula="of:=AVERAGE([.P22];[.S22])" office:value-type="float" office:value="0.204276265674516" calcext:value-type="float">
            <text:p>0,204276265674516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35" calcext:value-type="float">
            <text:p>35</text:p>
          </table:table-cell>
          <table:table-cell office:value-type="float" office:value="0.85" calcext:value-type="float">
            <text:p>0,85</text:p>
          </table:table-cell>
          <table:table-cell office:value-type="float" office:value="30" calcext:value-type="float">
            <text:p>30</text:p>
          </table:table-cell>
          <table:table-cell office:value-type="float" office:value="0.87" calcext:value-type="float">
            <text:p>0,87</text:p>
          </table:table-cell>
          <table:table-cell table:formula="of:=IFERROR(([.H23]*0.8^2);&quot;NA&quot;)" office:value-type="float" office:value="22.4" calcext:value-type="float">
            <text:p>22,4</text:p>
          </table:table-cell>
          <table:table-cell table:formula="of:=IFERROR(([.J23]*0.8^2);&quot;NA&quot;)" office:value-type="float" office:value="19.2" calcext:value-type="float">
            <text:p>19,2</text:p>
          </table:table-cell>
          <table:table-cell table:formula="of:=IFERROR(AVERAGE([.L23];[.M23]);&quot;NA&quot;)" office:value-type="float" office:value="20.8" calcext:value-type="float">
            <text:p>20,8</text:p>
          </table:table-cell>
          <table:table-cell table:formula="of:=AVERAGE([.K23];[.I23])" office:value-type="float" office:value="0.86" calcext:value-type="float">
            <text:p>0,86</text:p>
          </table:table-cell>
          <table:table-cell office:value-type="float" office:value="0.0554285611425127" calcext:value-type="float">
            <text:p>0,0554285611425127</text:p>
          </table:table-cell>
          <table:table-cell office:value-type="float" office:value="0.944571438857487" calcext:value-type="float">
            <text:p>0,944571438857487</text:p>
          </table:table-cell>
          <table:table-cell table:formula="of:=1-([.P23]+[.Q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S23]+[.T23])" office:value-type="float" office:value="0" calcext:value-type="float">
            <text:p>0</text:p>
          </table:table-cell>
          <table:table-cell table:formula="of:=([.L23]*(1-[.R23])+[.M23]*(1-[.U23]))/2" office:value-type="float" office:value="20.8" calcext:value-type="float">
            <text:p>20,8</text:p>
          </table:table-cell>
          <table:table-cell table:formula="of:=AVERAGE([.R23];[.U23])" office:value-type="float" office:value="0" calcext:value-type="float">
            <text:p>0</text:p>
          </table:table-cell>
          <table:table-cell table:formula="of:=AVERAGE([.Q23];[.T23])" office:value-type="float" office:value="0.972285719428744" calcext:value-type="float">
            <text:p>0,972285719428744</text:p>
          </table:table-cell>
          <table:table-cell table:formula="of:=AVERAGE([.P23];[.S23])" office:value-type="float" office:value="0.0277142805712564" calcext:value-type="float">
            <text:p>0,0277142805712564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22" calcext:value-type="float">
            <text:p>22</text:p>
          </table:table-cell>
          <table:table-cell office:value-type="float" office:value="0.96" calcext:value-type="float">
            <text:p>0,96</text:p>
          </table:table-cell>
          <table:table-cell office:value-type="float" office:value="22" calcext:value-type="float">
            <text:p>22</text:p>
          </table:table-cell>
          <table:table-cell office:value-type="float" office:value="0.83" calcext:value-type="float">
            <text:p>0,83</text:p>
          </table:table-cell>
          <table:table-cell table:formula="of:=IFERROR(([.H24]*0.8^2);&quot;NA&quot;)" office:value-type="float" office:value="14.08" calcext:value-type="float">
            <text:p>14,08</text:p>
          </table:table-cell>
          <table:table-cell table:formula="of:=IFERROR(([.J24]*0.8^2);&quot;NA&quot;)" office:value-type="float" office:value="14.08" calcext:value-type="float">
            <text:p>14,08</text:p>
          </table:table-cell>
          <table:table-cell table:formula="of:=IFERROR(AVERAGE([.L24];[.M24]);&quot;NA&quot;)" office:value-type="float" office:value="14.08" calcext:value-type="float">
            <text:p>14,08</text:p>
          </table:table-cell>
          <table:table-cell table:formula="of:=AVERAGE([.K24];[.I24])" office:value-type="float" office:value="0.895" calcext:value-type="float">
            <text:p>0,895</text:p>
          </table:table-cell>
          <table:table-cell office:value-type="float" office:value="0.446818053722382" calcext:value-type="float">
            <text:p>0,446818053722382</text:p>
          </table:table-cell>
          <table:table-cell office:value-type="float" office:value="0.553181946277618" calcext:value-type="float">
            <text:p>0,553181946277618</text:p>
          </table:table-cell>
          <table:table-cell table:formula="of:=1-([.P24]+[.Q24])" office:value-type="float" office:value="0" calcext:value-type="float">
            <text:p>0</text:p>
          </table:table-cell>
          <table:table-cell office:value-type="float" office:value="0.419999897480011" calcext:value-type="float">
            <text:p>0,419999897480011</text:p>
          </table:table-cell>
          <table:table-cell office:value-type="float" office:value="0.580000102519989" calcext:value-type="float">
            <text:p>0,580000102519989</text:p>
          </table:table-cell>
          <table:table-cell table:formula="of:=1-([.S24]+[.T24])" office:value-type="float" office:value="0" calcext:value-type="float">
            <text:p>0</text:p>
          </table:table-cell>
          <table:table-cell table:formula="of:=([.L24]*(1-[.R24])+[.M24]*(1-[.U24]))/2" office:value-type="float" office:value="14.08" calcext:value-type="float">
            <text:p>14,08</text:p>
          </table:table-cell>
          <table:table-cell table:formula="of:=AVERAGE([.R24];[.U24])" office:value-type="float" office:value="0" calcext:value-type="float">
            <text:p>0</text:p>
          </table:table-cell>
          <table:table-cell table:formula="of:=AVERAGE([.Q24];[.T24])" office:value-type="float" office:value="0.566591024398804" calcext:value-type="float">
            <text:p>0,566591024398804</text:p>
          </table:table-cell>
          <table:table-cell table:formula="of:=AVERAGE([.P24];[.S24])" office:value-type="float" office:value="0.433408975601197" calcext:value-type="float">
            <text:p>0,433408975601197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25]*0.6^3);&quot;NA&quot;)" office:value-type="string" office:string-value="NA" calcext:value-type="string">
            <text:p>NA</text:p>
          </table:table-cell>
          <table:table-cell table:formula="of:=IFERROR(([.J25]*0.6^3);&quot;NA&quot;)" office:value-type="string" office:string-value="NA" calcext:value-type="string">
            <text:p>NA</text:p>
          </table:table-cell>
          <table:table-cell table:formula="of:=IFERROR(AVERAGE([.L25];[.M25]);&quot;NA&quot;)" office:value-type="string" office:string-value="NA" calcext:value-type="string">
            <text:p>NA</text:p>
          </table:table-cell>
          <table:table-cell table:formula="of:=IFERROR(AVERAGE([.M25];[.N25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26]*0.6^3);&quot;NA&quot;)" office:value-type="string" office:string-value="NA" calcext:value-type="string">
            <text:p>NA</text:p>
          </table:table-cell>
          <table:table-cell table:formula="of:=IFERROR(([.J26]*0.6^3);&quot;NA&quot;)" office:value-type="string" office:string-value="NA" calcext:value-type="string">
            <text:p>NA</text:p>
          </table:table-cell>
          <table:table-cell table:formula="of:=IFERROR(AVERAGE([.L26];[.M26]);&quot;NA&quot;)" office:value-type="string" office:string-value="NA" calcext:value-type="string">
            <text:p>NA</text:p>
          </table:table-cell>
          <table:table-cell table:formula="of:=IFERROR(AVERAGE([.M26];[.N26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,9</text:p>
          </table:table-cell>
          <table:table-cell office:value-type="float" office:value="20" calcext:value-type="float">
            <text:p>20</text:p>
          </table:table-cell>
          <table:table-cell office:value-type="float" office:value="0.89" calcext:value-type="float">
            <text:p>0,89</text:p>
          </table:table-cell>
          <table:table-cell table:formula="of:=IFERROR(([.H27]*0.8^2);&quot;NA&quot;)" office:value-type="float" office:value="11.52" calcext:value-type="float">
            <text:p>11,52</text:p>
          </table:table-cell>
          <table:table-cell table:formula="of:=IFERROR(([.J27]*0.8^2);&quot;NA&quot;)" office:value-type="float" office:value="12.8" calcext:value-type="float">
            <text:p>12,8</text:p>
          </table:table-cell>
          <table:table-cell table:formula="of:=IFERROR(AVERAGE([.L27];[.M27]);&quot;NA&quot;)" office:value-type="float" office:value="12.16" calcext:value-type="float">
            <text:p>12,16</text:p>
          </table:table-cell>
          <table:table-cell table:formula="of:=AVERAGE([.K27];[.I27])" office:value-type="float" office:value="0.895" calcext:value-type="float">
            <text:p>0,895</text:p>
          </table:table-cell>
          <table:table-cell office:value-type="float" office:value="0.104444411065843" calcext:value-type="float">
            <text:p>0,104444411065843</text:p>
          </table:table-cell>
          <table:table-cell office:value-type="float" office:value="0.875555591450797" calcext:value-type="float">
            <text:p>0,875555591450797</text:p>
          </table:table-cell>
          <table:table-cell table:formula="of:=1-([.P27]+[.Q27])" office:value-type="float" office:value="0.01999999748336" calcext:value-type="float">
            <text:p>0,01999999748336</text:p>
          </table:table-cell>
          <table:table-cell office:value-type="float" office:value="0.0849999785423279" calcext:value-type="float">
            <text:p>0,0849999785423279</text:p>
          </table:table-cell>
          <table:table-cell office:value-type="float" office:value="0.904500019550323" calcext:value-type="float">
            <text:p>0,904500019550323</text:p>
          </table:table-cell>
          <table:table-cell table:formula="of:=1-([.S27]+[.T27])" office:value-type="float" office:value="0.0105000019073491" calcext:value-type="float">
            <text:p>0,0105000019073491</text:p>
          </table:table-cell>
          <table:table-cell table:formula="of:=([.L27]*(1-[.R27])+[.M27]*(1-[.U27]))/2" office:value-type="float" office:value="11.9776000022888" calcext:value-type="float">
            <text:p>11,9776000022888</text:p>
          </table:table-cell>
          <table:table-cell table:formula="of:=AVERAGE([.R27];[.U27])" office:value-type="float" office:value="0.0152499996953546" calcext:value-type="float">
            <text:p>0,0152499996953546</text:p>
          </table:table-cell>
          <table:table-cell table:formula="of:=AVERAGE([.Q27];[.T27])" office:value-type="float" office:value="0.89002780550056" calcext:value-type="float">
            <text:p>0,89002780550056</text:p>
          </table:table-cell>
          <table:table-cell table:formula="of:=AVERAGE([.P27];[.S27])" office:value-type="float" office:value="0.0947221948040855" calcext:value-type="float">
            <text:p>0,0947221948040855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28]*0.6^3);&quot;NA&quot;)" office:value-type="string" office:string-value="NA" calcext:value-type="string">
            <text:p>NA</text:p>
          </table:table-cell>
          <table:table-cell table:formula="of:=IFERROR(([.J28]*0.6^3);&quot;NA&quot;)" office:value-type="string" office:string-value="NA" calcext:value-type="string">
            <text:p>NA</text:p>
          </table:table-cell>
          <table:table-cell table:formula="of:=IFERROR(AVERAGE([.L28];[.M28]);&quot;NA&quot;)" office:value-type="string" office:string-value="NA" calcext:value-type="string">
            <text:p>NA</text:p>
          </table:table-cell>
          <table:table-cell table:formula="of:=IFERROR(AVERAGE([.M28];[.N28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29]*0.6^3);&quot;NA&quot;)" office:value-type="string" office:string-value="NA" calcext:value-type="string">
            <text:p>NA</text:p>
          </table:table-cell>
          <table:table-cell table:formula="of:=IFERROR((jé9*0.6^3);&quot;NA&quot;)" office:value-type="string" office:string-value="NA" calcext:value-type="string">
            <text:p>NA</text:p>
          </table:table-cell>
          <table:table-cell table:formula="of:=IFERROR(AVERAGE([.L29];[.M29]);&quot;NA&quot;)" office:value-type="string" office:string-value="NA" calcext:value-type="string">
            <text:p>NA</text:p>
          </table:table-cell>
          <table:table-cell table:formula="of:=IFERROR(AVERAGE([.M29];[.N29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68" calcext:value-type="float">
            <text:p>68</text:p>
          </table:table-cell>
          <table:table-cell office:value-type="float" office:value="0.91" calcext:value-type="float">
            <text:p>0,91</text:p>
          </table:table-cell>
          <table:table-cell table:style-name="ce10" office:value-type="float" office:value="65" calcext:value-type="float">
            <text:p>65</text:p>
          </table:table-cell>
          <table:table-cell office:value-type="float" office:value="0.85" calcext:value-type="float">
            <text:p>0,85</text:p>
          </table:table-cell>
          <table:table-cell table:formula="of:=IFERROR(([.H30]*0.6^2);&quot;NA&quot;)" office:value-type="float" office:value="24.48" calcext:value-type="float">
            <text:p>24,48</text:p>
          </table:table-cell>
          <table:table-cell table:formula="of:=IFERROR(([.J30]*0.6^2);&quot;NA&quot;)" office:value-type="float" office:value="23.4" calcext:value-type="float">
            <text:p>23,4</text:p>
          </table:table-cell>
          <table:table-cell table:formula="of:=IFERROR(AVERAGE([.L30];[.M30]);&quot;NA&quot;)" office:value-type="float" office:value="23.94" calcext:value-type="float">
            <text:p>23,94</text:p>
          </table:table-cell>
          <table:table-cell table:formula="of:=AVERAGE([.K30];[.I30])" office:value-type="float" office:value="0.88" calcext:value-type="float">
            <text:p>0,88</text:p>
          </table:table-cell>
          <table:table-cell office:value-type="float" office:value="0.0669999733567238" calcext:value-type="float">
            <text:p>0,0669999733567238</text:p>
          </table:table-cell>
          <table:table-cell office:value-type="float" office:value="0.933000026643276" calcext:value-type="float">
            <text:p>0,933000026643276</text:p>
          </table:table-cell>
          <table:table-cell table:formula="of:=1-([.P30]+[.Q30])" office:value-type="float" office:value="0" calcext:value-type="float">
            <text:p>0</text:p>
          </table:table-cell>
          <table:table-cell office:value-type="float" office:value="0.0567692133096548" calcext:value-type="float">
            <text:p>0,0567692133096548</text:p>
          </table:table-cell>
          <table:table-cell office:value-type="float" office:value="0.943230786690345" calcext:value-type="float">
            <text:p>0,943230786690345</text:p>
          </table:table-cell>
          <table:table-cell table:formula="of:=1-([.S30]+[.T30])" office:value-type="float" office:value="0" calcext:value-type="float">
            <text:p>0</text:p>
          </table:table-cell>
          <table:table-cell table:formula="of:=([.L30]*(1-[.R30])+[.M30]*(1-[.U30]))/2" office:value-type="float" office:value="23.94" calcext:value-type="float">
            <text:p>23,94</text:p>
          </table:table-cell>
          <table:table-cell table:formula="of:=AVERAGE([.R30];[.U30])" office:value-type="float" office:value="0" calcext:value-type="float">
            <text:p>0</text:p>
          </table:table-cell>
          <table:table-cell table:formula="of:=AVERAGE([.Q30];[.T30])" office:value-type="float" office:value="0.938115406666811" calcext:value-type="float">
            <text:p>0,938115406666811</text:p>
          </table:table-cell>
          <table:table-cell table:formula="of:=AVERAGE([.P30];[.S30])" office:value-type="float" office:value="0.0618845933331893" calcext:value-type="float">
            <text:p>0,0618845933331893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20" calcext:value-type="float">
            <text:p>20</text:p>
          </table:table-cell>
          <table:table-cell office:value-type="float" office:value="0.93" calcext:value-type="float">
            <text:p>0,93</text:p>
          </table:table-cell>
          <table:table-cell office:value-type="float" office:value="19" calcext:value-type="float">
            <text:p>19</text:p>
          </table:table-cell>
          <table:table-cell office:value-type="float" office:value="0.83" calcext:value-type="float">
            <text:p>0,83</text:p>
          </table:table-cell>
          <table:table-cell table:formula="of:=IFERROR(([.H31]*0.8^2);&quot;NA&quot;)" office:value-type="float" office:value="12.8" calcext:value-type="float">
            <text:p>12,8</text:p>
          </table:table-cell>
          <table:table-cell table:formula="of:=IFERROR(([.J31]*0.8^2);&quot;NA&quot;)" office:value-type="float" office:value="12.16" calcext:value-type="float">
            <text:p>12,16</text:p>
          </table:table-cell>
          <table:table-cell table:formula="of:=IFERROR(AVERAGE([.L31];[.M31]);&quot;NA&quot;)" office:value-type="float" office:value="12.48" calcext:value-type="float">
            <text:p>12,48</text:p>
          </table:table-cell>
          <table:table-cell table:formula="of:=AVERAGE([.K31];[.I31])" office:value-type="float" office:value="0.88" calcext:value-type="float">
            <text:p>0,88</text:p>
          </table:table-cell>
          <table:table-cell office:value-type="float" office:value="0.0734999746084213" calcext:value-type="float">
            <text:p>0,0734999746084213</text:p>
          </table:table-cell>
          <table:table-cell office:value-type="float" office:value="0.926500025391579" calcext:value-type="float">
            <text:p>0,926500025391579</text:p>
          </table:table-cell>
          <table:table-cell table:formula="of:=1-([.P31]+[.Q3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S31]+[.T31])" office:value-type="float" office:value="0" calcext:value-type="float">
            <text:p>0</text:p>
          </table:table-cell>
          <table:table-cell table:formula="of:=([.L31]*(1-[.R31])+[.M31]*(1-[.U31]))/2" office:value-type="float" office:value="12.48" calcext:value-type="float">
            <text:p>12,48</text:p>
          </table:table-cell>
          <table:table-cell table:formula="of:=AVERAGE([.R31];[.U31])" office:value-type="float" office:value="0" calcext:value-type="float">
            <text:p>0</text:p>
          </table:table-cell>
          <table:table-cell table:formula="of:=AVERAGE([.Q31];[.T31])" office:value-type="float" office:value="0.96325001269579" calcext:value-type="float">
            <text:p>0,96325001269579</text:p>
          </table:table-cell>
          <table:table-cell table:formula="of:=AVERAGE([.P31];[.S31])" office:value-type="float" office:value="0.0367499873042107" calcext:value-type="float">
            <text:p>0,0367499873042107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32]*0.6^3);&quot;NA&quot;)" office:value-type="string" office:string-value="NA" calcext:value-type="string">
            <text:p>NA</text:p>
          </table:table-cell>
          <table:table-cell office:value-type="string" calcext:value-type="string">
            <text:p>NA</text:p>
          </table:table-cell>
          <table:table-cell table:formula="of:=IFERROR(AVERAGE([.L32];[.M32]);&quot;NA&quot;)" office:value-type="string" office:string-value="NA" calcext:value-type="string">
            <text:p>NA</text:p>
          </table:table-cell>
          <table:table-cell table:formula="of:=IFERROR(AVERAGE([.M32];[.N32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table:number-columns-repeated="2"/>
          <table:table-cell office:value-type="string" calcext:value-type="string">
            <text:p>ONE</text:p>
          </table:table-cell>
          <table:table-cell office:value-type="string" calcext:value-type="string">
            <text:p>BROAD</text:p>
          </table:table-cell>
          <table:table-cell office:value-type="float" office:value="46" calcext:value-type="float">
            <text:p>46</text:p>
          </table:table-cell>
          <table:table-cell office:value-type="float" office:value="0.93" calcext:value-type="float">
            <text:p>0,9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ERROR(([.H33]*0.8^2);&quot;NA&quot;)" office:value-type="float" office:value="29.44" calcext:value-type="float">
            <text:p>29,44</text:p>
          </table:table-cell>
          <table:table-cell table:formula="of:=IFERROR(([.J33]*0.8^2);&quot;NA&quot;)" office:value-type="float" office:value="32.64" calcext:value-type="float">
            <text:p>32,64</text:p>
          </table:table-cell>
          <table:table-cell table:formula="of:=IFERROR(AVERAGE([.L33];[.M33]);&quot;NA&quot;)" office:value-type="float" office:value="31.04" calcext:value-type="float">
            <text:p>31,04</text:p>
          </table:table-cell>
          <table:table-cell table:formula="of:=AVERAGE([.K33];[.I33])" office:value-type="float" office:value="0.965" calcext:value-type="float">
            <text:p>0,965</text:p>
          </table:table-cell>
          <table:table-cell office:value-type="float" office:value="0.557825852995334" calcext:value-type="float">
            <text:p>0,557825852995334</text:p>
          </table:table-cell>
          <table:table-cell office:value-type="float" office:value="0.442174147004667" calcext:value-type="float">
            <text:p>0,442174147004667</text:p>
          </table:table-cell>
          <table:table-cell table:formula="of:=1-([.P33]+[.Q33])" office:value-type="float" office:value="0" calcext:value-type="float">
            <text:p>0</text:p>
          </table:table-cell>
          <table:table-cell office:value-type="float" office:value="0.514705689514385" calcext:value-type="float">
            <text:p>0,514705689514385</text:p>
          </table:table-cell>
          <table:table-cell office:value-type="float" office:value="0.485294310485615" calcext:value-type="float">
            <text:p>0,485294310485615</text:p>
          </table:table-cell>
          <table:table-cell table:formula="of:=1-([.S33]+[.T33])" office:value-type="float" office:value="0" calcext:value-type="float">
            <text:p>0</text:p>
          </table:table-cell>
          <table:table-cell table:formula="of:=([.L33]*(1-[.R33])+[.M33]*(1-[.U33]))/2" office:value-type="float" office:value="31.04" calcext:value-type="float">
            <text:p>31,04</text:p>
          </table:table-cell>
          <table:table-cell table:formula="of:=AVERAGE([.R33];[.U33])" office:value-type="float" office:value="0" calcext:value-type="float">
            <text:p>0</text:p>
          </table:table-cell>
          <table:table-cell table:formula="of:=AVERAGE([.Q33];[.T33])" office:value-type="float" office:value="0.463734228745141" calcext:value-type="float">
            <text:p>0,463734228745141</text:p>
          </table:table-cell>
          <table:table-cell table:formula="of:=AVERAGE([.P33];[.S33])" office:value-type="float" office:value="0.53626577125486" calcext:value-type="float">
            <text:p>0,53626577125486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34" calcext:value-type="float">
            <text:p>34</text:p>
          </table:table-cell>
          <table:table-cell office:value-type="float" office:value="0.87" calcext:value-type="float">
            <text:p>0,87</text:p>
          </table:table-cell>
          <table:table-cell office:value-type="float" office:value="31" calcext:value-type="float">
            <text:p>31</text:p>
          </table:table-cell>
          <table:table-cell office:value-type="float" office:value="0.94" calcext:value-type="float">
            <text:p>0,94</text:p>
          </table:table-cell>
          <table:table-cell table:formula="of:=IFERROR(([.H34]*0.8^2);&quot;NA&quot;)" office:value-type="float" office:value="21.76" calcext:value-type="float">
            <text:p>21,76</text:p>
          </table:table-cell>
          <table:table-cell table:formula="of:=IFERROR(([.J34]*0.8^2);&quot;NA&quot;)" office:value-type="float" office:value="19.84" calcext:value-type="float">
            <text:p>19,84</text:p>
          </table:table-cell>
          <table:table-cell table:formula="of:=IFERROR(AVERAGE([.L34];[.M34]);&quot;NA&quot;)" office:value-type="float" office:value="20.8" calcext:value-type="float">
            <text:p>20,8</text:p>
          </table:table-cell>
          <table:table-cell table:formula="of:=AVERAGE([.K34];[.I34])" office:value-type="float" office:value="0.905" calcext:value-type="float">
            <text:p>0,905</text:p>
          </table:table-cell>
          <table:table-cell office:value-type="float" office:value="0.438235174207126" calcext:value-type="float">
            <text:p>0,438235174207126</text:p>
          </table:table-cell>
          <table:table-cell office:value-type="float" office:value="0.561764825792874" calcext:value-type="float">
            <text:p>0,561764825792874</text:p>
          </table:table-cell>
          <table:table-cell table:formula="of:=1-([.P34]+[.Q34])" office:value-type="float" office:value="0" calcext:value-type="float">
            <text:p>0</text:p>
          </table:table-cell>
          <table:table-cell office:value-type="float" office:value="0.454193413257599" calcext:value-type="float">
            <text:p>0,454193413257599</text:p>
          </table:table-cell>
          <table:table-cell office:value-type="float" office:value="0.545806586742401" calcext:value-type="float">
            <text:p>0,545806586742401</text:p>
          </table:table-cell>
          <table:table-cell table:formula="of:=1-([.S34]+[.T34])" office:value-type="float" office:value="0" calcext:value-type="float">
            <text:p>0</text:p>
          </table:table-cell>
          <table:table-cell table:formula="of:=([.L34]*(1-[.R34])+[.M34]*(1-[.U34]))/2" office:value-type="float" office:value="20.8" calcext:value-type="float">
            <text:p>20,8</text:p>
          </table:table-cell>
          <table:table-cell table:formula="of:=AVERAGE([.R34];[.U34])" office:value-type="float" office:value="0" calcext:value-type="float">
            <text:p>0</text:p>
          </table:table-cell>
          <table:table-cell table:formula="of:=AVERAGE([.Q34];[.T34])" office:value-type="float" office:value="0.553785706267638" calcext:value-type="float">
            <text:p>0,553785706267638</text:p>
          </table:table-cell>
          <table:table-cell table:formula="of:=AVERAGE([.P34];[.S34])" office:value-type="float" office:value="0.446214293732363" calcext:value-type="float">
            <text:p>0,446214293732363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35]*0.6^3);&quot;NA&quot;)" office:value-type="string" office:string-value="NA" calcext:value-type="string">
            <text:p>NA</text:p>
          </table:table-cell>
          <table:table-cell table:formula="of:=IFERROR(([.J35]*0.6^3);&quot;NA&quot;)" office:value-type="string" office:string-value="NA" calcext:value-type="string">
            <text:p>NA</text:p>
          </table:table-cell>
          <table:table-cell table:formula="of:=IFERROR(AVERAGE([.L35];[.M35]);&quot;NA&quot;)" office:value-type="string" office:string-value="NA" calcext:value-type="string">
            <text:p>NA</text:p>
          </table:table-cell>
          <table:table-cell table:formula="of:=IFERROR(AVERAGE([.M35];[.N35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40" calcext:value-type="float">
            <text:p>40</text:p>
          </table:table-cell>
          <table:table-cell office:value-type="float" office:value="0.98" calcext:value-type="float">
            <text:p>0,98</text:p>
          </table:table-cell>
          <table:table-cell office:value-type="float" office:value="36" calcext:value-type="float">
            <text:p>36</text:p>
          </table:table-cell>
          <table:table-cell office:value-type="float" office:value="0.92" calcext:value-type="float">
            <text:p>0,92</text:p>
          </table:table-cell>
          <table:table-cell table:formula="of:=IFERROR(([.H36]*0.8^2);&quot;NA&quot;)" office:value-type="float" office:value="25.6" calcext:value-type="float">
            <text:p>25,6</text:p>
          </table:table-cell>
          <table:table-cell table:formula="of:=IFERROR(([.J36]*0.8^2);&quot;NA&quot;)" office:value-type="float" office:value="23.04" calcext:value-type="float">
            <text:p>23,04</text:p>
          </table:table-cell>
          <table:table-cell table:formula="of:=IFERROR(AVERAGE([.L36];[.M36]);&quot;NA&quot;)" office:value-type="float" office:value="24.32" calcext:value-type="float">
            <text:p>24,32</text:p>
          </table:table-cell>
          <table:table-cell table:formula="of:=AVERAGE([.K36];[.I36])" office:value-type="float" office:value="0.95" calcext:value-type="float">
            <text:p>0,95</text:p>
          </table:table-cell>
          <table:table-cell office:value-type="float" office:value="0.557249766588211" calcext:value-type="float">
            <text:p>0,557249766588211</text:p>
          </table:table-cell>
          <table:table-cell office:value-type="float" office:value="0.442750233411789" calcext:value-type="float">
            <text:p>0,442750233411789</text:p>
          </table:table-cell>
          <table:table-cell table:formula="of:=1-([.P36]+[.Q36])" office:value-type="float" office:value="0" calcext:value-type="float">
            <text:p>0</text:p>
          </table:table-cell>
          <table:table-cell office:value-type="float" office:value="0.546666443347931" calcext:value-type="float">
            <text:p>0,546666443347931</text:p>
          </table:table-cell>
          <table:table-cell office:value-type="float" office:value="0.453333556652069" calcext:value-type="float">
            <text:p>0,453333556652069</text:p>
          </table:table-cell>
          <table:table-cell table:formula="of:=1-([.S36]+[.T36])" office:value-type="float" office:value="0" calcext:value-type="float">
            <text:p>0</text:p>
          </table:table-cell>
          <table:table-cell table:formula="of:=([.L36]*(1-[.R36])+[.M36]*(1-[.U36]))/2" office:value-type="float" office:value="24.32" calcext:value-type="float">
            <text:p>24,32</text:p>
          </table:table-cell>
          <table:table-cell table:formula="of:=AVERAGE([.R36];[.U36])" office:value-type="float" office:value="0" calcext:value-type="float">
            <text:p>0</text:p>
          </table:table-cell>
          <table:table-cell table:formula="of:=AVERAGE([.Q36];[.T36])" office:value-type="float" office:value="0.448041895031929" calcext:value-type="float">
            <text:p>0,448041895031929</text:p>
          </table:table-cell>
          <table:table-cell table:formula="of:=AVERAGE([.P36];[.S36])" office:value-type="float" office:value="0.551958104968071" calcext:value-type="float">
            <text:p>0,551958104968071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37]*0.6^3);&quot;NA&quot;)" office:value-type="string" office:string-value="NA" calcext:value-type="string">
            <text:p>NA</text:p>
          </table:table-cell>
          <table:table-cell table:formula="of:=IFERROR(([.J37]*0.6^3);&quot;NA&quot;)" office:value-type="string" office:string-value="NA" calcext:value-type="string">
            <text:p>NA</text:p>
          </table:table-cell>
          <table:table-cell table:formula="of:=IFERROR(AVERAGE([.L37];[.M37]);&quot;NA&quot;)" office:value-type="string" office:string-value="NA" calcext:value-type="string">
            <text:p>NA</text:p>
          </table:table-cell>
          <table:table-cell table:formula="of:=IFERROR(AVERAGE([.M37];[.N37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table:number-columns-repeated="3"/>
          <table:table-cell office:value-type="string" calcext:value-type="string">
            <text:p>BROAD</text:p>
          </table:table-cell>
          <table:table-cell office:value-type="float" office:value="109" calcext:value-type="float">
            <text:p>109</text:p>
          </table:table-cell>
          <table:table-cell office:value-type="float" office:value="0.89" calcext:value-type="float">
            <text:p>0,89</text:p>
          </table:table-cell>
          <table:table-cell office:value-type="float" office:value="109" calcext:value-type="float">
            <text:p>109</text:p>
          </table:table-cell>
          <table:table-cell office:value-type="float" office:value="0.89" calcext:value-type="float">
            <text:p>0,89</text:p>
          </table:table-cell>
          <table:table-cell table:formula="of:=IFERROR(([.H38]*0.6^2);&quot;NA&quot;)" office:value-type="float" office:value="39.24" calcext:value-type="float">
            <text:p>39,24</text:p>
          </table:table-cell>
          <table:table-cell table:formula="of:=IFERROR(([.J38]*0.6^2);&quot;NA&quot;)" office:value-type="float" office:value="39.24" calcext:value-type="float">
            <text:p>39,24</text:p>
          </table:table-cell>
          <table:table-cell table:formula="of:=IFERROR(AVERAGE([.L38];[.M38]);&quot;NA&quot;)" office:value-type="float" office:value="39.24" calcext:value-type="float">
            <text:p>39,24</text:p>
          </table:table-cell>
          <table:table-cell table:formula="of:=AVERAGE([.K38];[.I38])" office:value-type="float" office:value="0.89" calcext:value-type="float">
            <text:p>0,89</text:p>
          </table:table-cell>
          <table:table-cell office:value-type="float" office:value="0.989908251740517" calcext:value-type="float">
            <text:p>0,989908251740517</text:p>
          </table:table-cell>
          <table:table-cell office:value-type="float" office:value="0.00788991276277315" calcext:value-type="float">
            <text:p>0,00788991276277315</text:p>
          </table:table-cell>
          <table:table-cell table:formula="of:=1-([.P38]+[.Q38])" office:value-type="float" office:value="0.00220183549670983" calcext:value-type="float">
            <text:p>0,00220183549670983</text:p>
          </table:table-cell>
          <table:table-cell office:value-type="float" office:value="0.989908251740517" calcext:value-type="float">
            <text:p>0,989908251740517</text:p>
          </table:table-cell>
          <table:table-cell office:value-type="float" office:value="0.00788991276277315" calcext:value-type="float">
            <text:p>0,00788991276277315</text:p>
          </table:table-cell>
          <table:table-cell table:formula="of:=1-([.S38]+[.T38])" office:value-type="float" office:value="0.00220183549670983" calcext:value-type="float">
            <text:p>0,00220183549670983</text:p>
          </table:table-cell>
          <table:table-cell table:formula="of:=([.L38]*(1-[.R38])+[.M38]*(1-[.U38]))/2" office:value-type="float" office:value="39.1535999751091" calcext:value-type="float">
            <text:p>39,1535999751091</text:p>
          </table:table-cell>
          <table:table-cell table:formula="of:=AVERAGE([.R38];[.U38])" office:value-type="float" office:value="0.00220183549670983" calcext:value-type="float">
            <text:p>0,00220183549670983</text:p>
          </table:table-cell>
          <table:table-cell table:formula="of:=AVERAGE([.Q38];[.T38])" office:value-type="float" office:value="0.00788991276277315" calcext:value-type="float">
            <text:p>0,00788991276277315</text:p>
          </table:table-cell>
          <table:table-cell table:formula="of:=AVERAGE([.P38];[.S38])" office:value-type="float" office:value="0.989908251740517" calcext:value-type="float">
            <text:p>0,989908251740517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23" calcext:value-type="float">
            <text:p>23</text:p>
          </table:table-cell>
          <table:table-cell office:value-type="float" office:value="0.84" calcext:value-type="float">
            <text:p>0,84</text:p>
          </table:table-cell>
          <table:table-cell office:value-type="float" office:value="20" calcext:value-type="float">
            <text:p>20</text:p>
          </table:table-cell>
          <table:table-cell office:value-type="float" office:value="0.85" calcext:value-type="float">
            <text:p>0,85</text:p>
          </table:table-cell>
          <table:table-cell table:formula="of:=IFERROR(([.H39]*0.8^2);&quot;NA&quot;)" office:value-type="float" office:value="14.72" calcext:value-type="float">
            <text:p>14,72</text:p>
          </table:table-cell>
          <table:table-cell table:formula="of:=IFERROR(([.J39]*0.8^2);&quot;NA&quot;)" office:value-type="float" office:value="12.8" calcext:value-type="float">
            <text:p>12,8</text:p>
          </table:table-cell>
          <table:table-cell table:formula="of:=IFERROR(AVERAGE([.L39];[.M39]);&quot;NA&quot;)" office:value-type="float" office:value="13.76" calcext:value-type="float">
            <text:p>13,76</text:p>
          </table:table-cell>
          <table:table-cell table:formula="of:=AVERAGE([.K39];[.I39])" office:value-type="float" office:value="0.845" calcext:value-type="float">
            <text:p>0,845</text:p>
          </table:table-cell>
          <table:table-cell office:value-type="float" office:value="0.70086925185245" calcext:value-type="float">
            <text:p>0,70086925185245</text:p>
          </table:table-cell>
          <table:table-cell office:value-type="float" office:value="0.29913074814755" calcext:value-type="float">
            <text:p>0,29913074814755</text:p>
          </table:table-cell>
          <table:table-cell table:formula="of:=1-([.P39]+[.Q39])" office:value-type="float" office:value="0" calcext:value-type="float">
            <text:p>0</text:p>
          </table:table-cell>
          <table:table-cell office:value-type="float" office:value="0.689999771118164" calcext:value-type="float">
            <text:p>0,689999771118164</text:p>
          </table:table-cell>
          <table:table-cell office:value-type="float" office:value="0.310000228881836" calcext:value-type="float">
            <text:p>0,310000228881836</text:p>
          </table:table-cell>
          <table:table-cell table:formula="of:=1-([.S39]+[.T39])" office:value-type="float" office:value="0" calcext:value-type="float">
            <text:p>0</text:p>
          </table:table-cell>
          <table:table-cell table:formula="of:=([.L39]*(1-[.R39])+[.M39]*(1-[.U39]))/2" office:value-type="float" office:value="13.76" calcext:value-type="float">
            <text:p>13,76</text:p>
          </table:table-cell>
          <table:table-cell table:formula="of:=AVERAGE([.R39];[.U39])" office:value-type="float" office:value="0" calcext:value-type="float">
            <text:p>0</text:p>
          </table:table-cell>
          <table:table-cell table:formula="of:=AVERAGE([.Q39];[.T39])" office:value-type="float" office:value="0.304565488514693" calcext:value-type="float">
            <text:p>0,304565488514693</text:p>
          </table:table-cell>
          <table:table-cell table:formula="of:=AVERAGE([.P39];[.S39])" office:value-type="float" office:value="0.695434511485307" calcext:value-type="float">
            <text:p>0,695434511485307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40]*0.6^3);&quot;NA&quot;)" office:value-type="string" office:string-value="NA" calcext:value-type="string">
            <text:p>NA</text:p>
          </table:table-cell>
          <table:table-cell table:formula="of:=IFERROR(([.J40]*0.6^3);&quot;NA&quot;)" office:value-type="string" office:string-value="NA" calcext:value-type="string">
            <text:p>NA</text:p>
          </table:table-cell>
          <table:table-cell table:formula="of:=IFERROR(AVERAGE([.L40];[.M40]);&quot;NA&quot;)" office:value-type="string" office:string-value="NA" calcext:value-type="string">
            <text:p>NA</text:p>
          </table:table-cell>
          <table:table-cell table:formula="of:=IFERROR(AVERAGE([.M40];[.N40]);&quot;NA&quot;)" office:value-type="string" office:string-value="NA" calcext:value-type="string">
            <text:p>NA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20" calcext:value-type="float">
            <text:p>20</text:p>
          </table:table-cell>
          <table:table-cell office:value-type="float" office:value="0.95" calcext:value-type="float">
            <text:p>0,95</text:p>
          </table:table-cell>
          <table:table-cell office:value-type="float" office:value="22" calcext:value-type="float">
            <text:p>22</text:p>
          </table:table-cell>
          <table:table-cell office:value-type="float" office:value="0.86" calcext:value-type="float">
            <text:p>0,86</text:p>
          </table:table-cell>
          <table:table-cell table:formula="of:=IFERROR(([.H41]*0.6^2);&quot;NA&quot;)" office:value-type="float" office:value="7.2" calcext:value-type="float">
            <text:p>7,2</text:p>
          </table:table-cell>
          <table:table-cell table:formula="of:=IFERROR(([.J41]*0.6^2);&quot;NA&quot;)" office:value-type="float" office:value="7.92" calcext:value-type="float">
            <text:p>7,92</text:p>
          </table:table-cell>
          <table:table-cell table:formula="of:=IFERROR(AVERAGE([.L41];[.M41]);&quot;NA&quot;)" office:value-type="float" office:value="7.56" calcext:value-type="float">
            <text:p>7,56</text:p>
          </table:table-cell>
          <table:table-cell table:formula="of:=AVERAGE([.K41];[.I41])" office:value-type="float" office:value="0.905" calcext:value-type="float">
            <text:p>0,9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P41]+[.Q41])" office:value-type="float" office:value="0" calcext:value-type="float">
            <text:p>0</text:p>
          </table:table-cell>
          <table:table-cell office:value-type="float" office:value="0.024090899662538" calcext:value-type="float">
            <text:p>0,024090899662538</text:p>
          </table:table-cell>
          <table:table-cell office:value-type="float" office:value="0.975909100337462" calcext:value-type="float">
            <text:p>0,975909100337462</text:p>
          </table:table-cell>
          <table:table-cell table:formula="of:=1-([.S41]+[.T41])" office:value-type="float" office:value="0" calcext:value-type="float">
            <text:p>0</text:p>
          </table:table-cell>
          <table:table-cell table:formula="of:=([.L41]*(1-[.R41])+[.M41]*(1-[.U41]))/2" office:value-type="float" office:value="7.56" calcext:value-type="float">
            <text:p>7,56</text:p>
          </table:table-cell>
          <table:table-cell table:formula="of:=AVERAGE([.R41];[.U41])" office:value-type="float" office:value="0" calcext:value-type="float">
            <text:p>0</text:p>
          </table:table-cell>
          <table:table-cell table:formula="of:=AVERAGE([.Q41];[.T41])" office:value-type="float" office:value="0.987954550168731" calcext:value-type="float">
            <text:p>0,987954550168731</text:p>
          </table:table-cell>
          <table:table-cell table:formula="of:=AVERAGE([.P41];[.S41])" office:value-type="float" office:value="0.012045449831269" calcext:value-type="float">
            <text:p>0,012045449831269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0.93" calcext:value-type="float">
            <text:p>0,93</text:p>
          </table:table-cell>
          <table:table-cell table:formula="of:=IFERROR(([.H42]*0.6^2);&quot;NA&quot;)" office:value-type="float" office:value="11.52" calcext:value-type="float">
            <text:p>11,52</text:p>
          </table:table-cell>
          <table:table-cell table:formula="of:=IFERROR(([.J42]*0.6^2);&quot;NA&quot;)" office:value-type="float" office:value="11.16" calcext:value-type="float">
            <text:p>11,16</text:p>
          </table:table-cell>
          <table:table-cell table:formula="of:=IFERROR(AVERAGE([.L42];[.M42]);&quot;NA&quot;)" office:value-type="float" office:value="11.34" calcext:value-type="float">
            <text:p>11,34</text:p>
          </table:table-cell>
          <table:table-cell table:formula="of:=AVERAGE([.K42];[.I42])" office:value-type="float" office:value="0.965" calcext:value-type="float">
            <text:p>0,965</text:p>
          </table:table-cell>
          <table:table-cell office:value-type="float" office:value="0.0862499736249447" calcext:value-type="float">
            <text:p>0,0862499736249447</text:p>
          </table:table-cell>
          <table:table-cell office:value-type="float" office:value="0.913750026375055" calcext:value-type="float">
            <text:p>0,913750026375055</text:p>
          </table:table-cell>
          <table:table-cell table:formula="of:=1-([.P42]+[.Q42])" office:value-type="float" office:value="0" calcext:value-type="float">
            <text:p>0</text:p>
          </table:table-cell>
          <table:table-cell office:value-type="float" office:value="0.103225784917032" calcext:value-type="float">
            <text:p>0,103225784917032</text:p>
          </table:table-cell>
          <table:table-cell office:value-type="float" office:value="0.896774215082968" calcext:value-type="float">
            <text:p>0,896774215082968</text:p>
          </table:table-cell>
          <table:table-cell table:formula="of:=1-([.S42]+[.T42])" office:value-type="float" office:value="0" calcext:value-type="float">
            <text:p>0</text:p>
          </table:table-cell>
          <table:table-cell table:formula="of:=([.L42]*(1-[.R42])+[.M42]*(1-[.U42]))/2" office:value-type="float" office:value="11.34" calcext:value-type="float">
            <text:p>11,34</text:p>
          </table:table-cell>
          <table:table-cell table:formula="of:=AVERAGE([.R42];[.U42])" office:value-type="float" office:value="0" calcext:value-type="float">
            <text:p>0</text:p>
          </table:table-cell>
          <table:table-cell table:formula="of:=AVERAGE([.Q42];[.T42])" office:value-type="float" office:value="0.905262120729012" calcext:value-type="float">
            <text:p>0,905262120729012</text:p>
          </table:table-cell>
          <table:table-cell table:formula="of:=AVERAGE([.P42];[.S42])" office:value-type="float" office:value="0.0947378792709884" calcext:value-type="float">
            <text:p>0,0947378792709884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ERROR(([.H43]*0.8^2);&quot;NA&quot;)" office:value-type="float" office:value="14.72" calcext:value-type="float">
            <text:p>14,72</text:p>
          </table:table-cell>
          <table:table-cell table:formula="of:=IFERROR(([.J43]*0.8^2);&quot;NA&quot;)" office:value-type="float" office:value="14.72" calcext:value-type="float">
            <text:p>14,72</text:p>
          </table:table-cell>
          <table:table-cell table:formula="of:=IFERROR(AVERAGE([.L43];[.M43]);&quot;NA&quot;)" office:value-type="float" office:value="14.72" calcext:value-type="float">
            <text:p>14,72</text:p>
          </table:table-cell>
          <table:table-cell table:formula="of:=AVERAGE([.K43];[.I43])" office:value-type="float" office:value="1" calcext:value-type="float">
            <text:p>1</text:p>
          </table:table-cell>
          <table:table-cell office:value-type="float" office:value="0.633043172566787" calcext:value-type="float">
            <text:p>0,633043172566787</text:p>
          </table:table-cell>
          <table:table-cell office:value-type="float" office:value="0.366956827433213" calcext:value-type="float">
            <text:p>0,366956827433213</text:p>
          </table:table-cell>
          <table:table-cell table:formula="of:=1-([.P43]+[.Q43])" office:value-type="float" office:value="0" calcext:value-type="float">
            <text:p>0</text:p>
          </table:table-cell>
          <table:table-cell office:value-type="float" office:value="0.706521477388299" calcext:value-type="float">
            <text:p>0,706521477388299</text:p>
          </table:table-cell>
          <table:table-cell office:value-type="float" office:value="0.293478522611701" calcext:value-type="float">
            <text:p>0,293478522611701</text:p>
          </table:table-cell>
          <table:table-cell table:formula="of:=1-([.S43]+[.T43])" office:value-type="float" office:value="0" calcext:value-type="float">
            <text:p>0</text:p>
          </table:table-cell>
          <table:table-cell table:formula="of:=([.L43]*(1-[.R43])+[.M43]*(1-[.U43]))/2" office:value-type="float" office:value="14.72" calcext:value-type="float">
            <text:p>14,72</text:p>
          </table:table-cell>
          <table:table-cell table:formula="of:=AVERAGE([.R43];[.U43])" office:value-type="float" office:value="0" calcext:value-type="float">
            <text:p>0</text:p>
          </table:table-cell>
          <table:table-cell table:formula="of:=AVERAGE([.Q43];[.T43])" office:value-type="float" office:value="0.330217675022457" calcext:value-type="float">
            <text:p>0,330217675022457</text:p>
          </table:table-cell>
          <table:table-cell table:formula="of:=AVERAGE([.P43];[.S43])" office:value-type="float" office:value="0.669782324977543" calcext:value-type="float">
            <text:p>0,669782324977543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3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15" calcext:value-type="float">
            <text:p>15</text:p>
          </table:table-cell>
          <table:table-cell office:value-type="float" office:value="0.97" calcext:value-type="float">
            <text:p>0,9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ERROR(([.H44]*0.8^2);&quot;NA&quot;)" office:value-type="float" office:value="9.6" calcext:value-type="float">
            <text:p>9,6</text:p>
          </table:table-cell>
          <table:table-cell table:formula="of:=IFERROR(([.J44]*0.8^2);&quot;NA&quot;)" office:value-type="float" office:value="12.16" calcext:value-type="float">
            <text:p>12,16</text:p>
          </table:table-cell>
          <table:table-cell table:formula="of:=IFERROR(AVERAGE([.L44];[.M44]);&quot;NA&quot;)" office:value-type="float" office:value="10.88" calcext:value-type="float">
            <text:p>10,88</text:p>
          </table:table-cell>
          <table:table-cell table:formula="of:=AVERAGE([.K44];[.I44])" office:value-type="float" office:value="0.985" calcext:value-type="float">
            <text:p>0,985</text:p>
          </table:table-cell>
          <table:table-cell office:value-type="float" office:value="0.485333163539569" calcext:value-type="float">
            <text:p>0,485333163539569</text:p>
          </table:table-cell>
          <table:table-cell office:value-type="float" office:value="0.514666835467021" calcext:value-type="float">
            <text:p>0,514666835467021</text:p>
          </table:table-cell>
          <table:table-cell table:formula="of:=1-([.P44]+[.Q44])" office:value-type="float" office:value="0.000000000993410020910801" calcext:value-type="float">
            <text:p>9,93410020910801E-10</text:p>
          </table:table-cell>
          <table:table-cell office:value-type="float" office:value="0.417368321042312" calcext:value-type="float">
            <text:p>0,417368321042312</text:p>
          </table:table-cell>
          <table:table-cell office:value-type="float" office:value="0.582631678957688" calcext:value-type="float">
            <text:p>0,582631678957688</text:p>
          </table:table-cell>
          <table:table-cell table:formula="of:=1-([.S44]+[.T44])" office:value-type="float" office:value="0" calcext:value-type="float">
            <text:p>0</text:p>
          </table:table-cell>
          <table:table-cell table:formula="of:=([.L44]*(1-[.R44])+[.M44]*(1-[.U44]))/2" office:value-type="float" office:value="10.8799999952316" calcext:value-type="float">
            <text:p>10,8799999952316</text:p>
          </table:table-cell>
          <table:table-cell table:formula="of:=AVERAGE([.R44];[.U44])" office:value-type="float" office:value="0.000000000496705010455401" calcext:value-type="float">
            <text:p>4,96705010455401E-10</text:p>
          </table:table-cell>
          <table:table-cell table:formula="of:=AVERAGE([.Q44];[.T44])" office:value-type="float" office:value="0.548649257212355" calcext:value-type="float">
            <text:p>0,548649257212355</text:p>
          </table:table-cell>
          <table:table-cell table:formula="of:=AVERAGE([.P44];[.S44])" office:value-type="float" office:value="0.451350742290941" calcext:value-type="float">
            <text:p>0,451350742290941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45]*0.6^3);&quot;NA&quot;)" office:value-type="string" office:string-value="NA" calcext:value-type="string">
            <text:p>NA</text:p>
          </table:table-cell>
          <table:table-cell table:formula="of:=IFERROR(([.J45]*0.6^3);&quot;NA&quot;)" office:value-type="string" office:string-value="NA" calcext:value-type="string">
            <text:p>NA</text:p>
          </table:table-cell>
          <table:table-cell table:formula="of:=IFERROR(AVERAGE([.L45];[.M45]);&quot;NA&quot;)" office:value-type="string" office:string-value="NA" calcext:value-type="string">
            <text:p>NA</text:p>
          </table:table-cell>
          <table:table-cell table:formula="of:=AVERAGE([.K45];[.I45])" office:value-type="string" office:string-value="" calcext:value-type="error">
            <text:p>#DIV/0 !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22" calcext:value-type="float">
            <text:p>22</text:p>
          </table:table-cell>
          <table:table-cell office:value-type="float" office:value="0.88" calcext:value-type="float">
            <text:p>0,88</text:p>
          </table:table-cell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,9</text:p>
          </table:table-cell>
          <table:table-cell table:formula="of:=IFERROR(([.H46]*0.8^2);&quot;NA&quot;)" office:value-type="float" office:value="14.08" calcext:value-type="float">
            <text:p>14,08</text:p>
          </table:table-cell>
          <table:table-cell table:formula="of:=IFERROR(([.J46]*0.8^2);&quot;NA&quot;)" office:value-type="float" office:value="14.72" calcext:value-type="float">
            <text:p>14,72</text:p>
          </table:table-cell>
          <table:table-cell table:formula="of:=IFERROR(AVERAGE([.L46];[.M46]);&quot;NA&quot;)" office:value-type="float" office:value="14.4" calcext:value-type="float">
            <text:p>14,4</text:p>
          </table:table-cell>
          <table:table-cell table:formula="of:=AVERAGE([.K46];[.I46])" office:value-type="float" office:value="0.89" calcext:value-type="float">
            <text:p>0,89</text:p>
          </table:table-cell>
          <table:table-cell office:value-type="float" office:value="0.621817886829376" calcext:value-type="float">
            <text:p>0,621817886829376</text:p>
          </table:table-cell>
          <table:table-cell office:value-type="float" office:value="0.378182113170624" calcext:value-type="float">
            <text:p>0,378182113170624</text:p>
          </table:table-cell>
          <table:table-cell table:formula="of:=1-([.P46]+[.Q46])" office:value-type="float" office:value="0" calcext:value-type="float">
            <text:p>0</text:p>
          </table:table-cell>
          <table:table-cell office:value-type="float" office:value="0.63521708353706" calcext:value-type="float">
            <text:p>0,63521708353706</text:p>
          </table:table-cell>
          <table:table-cell office:value-type="float" office:value="0.36478291646294" calcext:value-type="float">
            <text:p>0,36478291646294</text:p>
          </table:table-cell>
          <table:table-cell table:formula="of:=1-([.S46]+[.T46])" office:value-type="float" office:value="0" calcext:value-type="float">
            <text:p>0</text:p>
          </table:table-cell>
          <table:table-cell table:formula="of:=([.L46]*(1-[.R46])+[.M46]*(1-[.U46]))/2" office:value-type="float" office:value="14.4" calcext:value-type="float">
            <text:p>14,4</text:p>
          </table:table-cell>
          <table:table-cell table:formula="of:=AVERAGE([.R46];[.U46])" office:value-type="float" office:value="0" calcext:value-type="float">
            <text:p>0</text:p>
          </table:table-cell>
          <table:table-cell table:formula="of:=AVERAGE([.Q46];[.T46])" office:value-type="float" office:value="0.371482514816782" calcext:value-type="float">
            <text:p>0,371482514816782</text:p>
          </table:table-cell>
          <table:table-cell table:formula="of:=AVERAGE([.P46];[.S46])" office:value-type="float" office:value="0.628517485183218" calcext:value-type="float">
            <text:p>0,628517485183218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47]*0.6^3);&quot;NA&quot;)" office:value-type="string" office:string-value="NA" calcext:value-type="string">
            <text:p>NA</text:p>
          </table:table-cell>
          <table:table-cell table:formula="of:=IFERROR(([.J47]*0.6^3);&quot;NA&quot;)" office:value-type="string" office:string-value="NA" calcext:value-type="string">
            <text:p>NA</text:p>
          </table:table-cell>
          <table:table-cell table:formula="of:=IFERROR(AVERAGE([.L47];[.M47]);&quot;NA&quot;)" office:value-type="string" office:string-value="NA" calcext:value-type="string">
            <text:p>NA</text:p>
          </table:table-cell>
          <table:table-cell table:formula="of:=AVERAGE([.K47];[.I47])" office:value-type="string" office:string-value="" calcext:value-type="error">
            <text:p>#DIV/0 !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48]*0.6^3);&quot;NA&quot;)" office:value-type="string" office:string-value="NA" calcext:value-type="string">
            <text:p>NA</text:p>
          </table:table-cell>
          <table:table-cell table:formula="of:=IFERROR(([.I48]*0.6^3);&quot;NA&quot;)" office:value-type="string" office:string-value="NA" calcext:value-type="string">
            <text:p>NA</text:p>
          </table:table-cell>
          <table:table-cell table:formula="of:=IFERROR(AVERAGE([.L48];[.M48]);&quot;NA&quot;)" office:value-type="string" office:string-value="NA" calcext:value-type="string">
            <text:p>NA</text:p>
          </table:table-cell>
          <table:table-cell table:formula="of:=AVERAGE([.K48];[.I48])" office:value-type="string" office:string-value="" calcext:value-type="error">
            <text:p>#DIV/0 !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49]*0.6^3);&quot;NA&quot;)" office:value-type="string" office:string-value="NA" calcext:value-type="string">
            <text:p>NA</text:p>
          </table:table-cell>
          <table:table-cell table:formula="of:=IFERROR(([.I49]*0.6^3);&quot;NA&quot;)" office:value-type="string" office:string-value="NA" calcext:value-type="string">
            <text:p>NA</text:p>
          </table:table-cell>
          <table:table-cell table:formula="of:=IFERROR(AVERAGE([.L49];[.M49]);&quot;NA&quot;)" office:value-type="string" office:string-value="NA" calcext:value-type="string">
            <text:p>NA</text:p>
          </table:table-cell>
          <table:table-cell table:formula="of:=AVERAGE([.K49];[.I49])" office:value-type="string" office:string-value="" calcext:value-type="error">
            <text:p>#DIV/0 !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6" calcext:value-type="float">
            <text:p>6</text:p>
          </table:table-cell>
          <table:table-cell office:value-type="float" office:value="0.92" calcext:value-type="float">
            <text:p>0,92</text:p>
          </table:table-cell>
          <table:table-cell office:value-type="float" office:value="12" calcext:value-type="float">
            <text:p>12</text:p>
          </table:table-cell>
          <table:table-cell office:value-type="float" office:value="0.96" calcext:value-type="float">
            <text:p>0,96</text:p>
          </table:table-cell>
          <table:table-cell table:formula="of:=IFERROR(([.H50]*0.6^2);&quot;NA&quot;)" office:value-type="float" office:value="2.16" calcext:value-type="float">
            <text:p>2,16</text:p>
          </table:table-cell>
          <table:table-cell table:formula="of:=IFERROR(([.J50]*0.6^2);&quot;NA&quot;)" office:value-type="float" office:value="4.32" calcext:value-type="float">
            <text:p>4,32</text:p>
          </table:table-cell>
          <table:table-cell table:formula="of:=IFERROR(AVERAGE([.L50];[.M50]);&quot;NA&quot;)" office:value-type="float" office:value="3.24" calcext:value-type="float">
            <text:p>3,24</text:p>
          </table:table-cell>
          <table:table-cell table:formula="of:=AVERAGE([.K50];[.I50])" office:value-type="float" office:value="0.94" calcext:value-type="float">
            <text:p>0,94</text:p>
          </table:table-cell>
          <table:table-cell office:value-type="float" office:value="0.45499986410141" calcext:value-type="float">
            <text:p>0,45499986410141</text:p>
          </table:table-cell>
          <table:table-cell office:value-type="float" office:value="0.54500013589859" calcext:value-type="float">
            <text:p>0,54500013589859</text:p>
          </table:table-cell>
          <table:table-cell table:formula="of:=1-([.P50]+[.Q50])" office:value-type="float" office:value="0" calcext:value-type="float">
            <text:p>0</text:p>
          </table:table-cell>
          <table:table-cell office:value-type="float" office:value="0.504999816417694" calcext:value-type="float">
            <text:p>0,504999816417694</text:p>
          </table:table-cell>
          <table:table-cell office:value-type="float" office:value="0.495000183582306" calcext:value-type="float">
            <text:p>0,495000183582306</text:p>
          </table:table-cell>
          <table:table-cell table:formula="of:=1-([.S50]+[.T50])" office:value-type="float" office:value="0" calcext:value-type="float">
            <text:p>0</text:p>
          </table:table-cell>
          <table:table-cell table:formula="of:=([.L50]*(1-[.R50])+[.M50]*(1-[.U50]))/2" office:value-type="float" office:value="3.24" calcext:value-type="float">
            <text:p>3,24</text:p>
          </table:table-cell>
          <table:table-cell table:formula="of:=AVERAGE([.R50];[.U50])" office:value-type="float" office:value="0" calcext:value-type="float">
            <text:p>0</text:p>
          </table:table-cell>
          <table:table-cell table:formula="of:=AVERAGE([.Q50];[.T50])" office:value-type="float" office:value="0.520000159740448" calcext:value-type="float">
            <text:p>0,520000159740448</text:p>
          </table:table-cell>
          <table:table-cell table:formula="of:=AVERAGE([.P50];[.S50])" office:value-type="float" office:value="0.479999840259552" calcext:value-type="float">
            <text:p>0,479999840259552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34" calcext:value-type="float">
            <text:p>34</text:p>
          </table:table-cell>
          <table:table-cell office:value-type="float" office:value="0.97" calcext:value-type="float">
            <text:p>0,97</text:p>
          </table:table-cell>
          <table:table-cell office:value-type="float" office:value="22" calcext:value-type="float">
            <text:p>22</text:p>
          </table:table-cell>
          <table:table-cell office:value-type="float" office:value="0.94" calcext:value-type="float">
            <text:p>0,94</text:p>
          </table:table-cell>
          <table:table-cell table:formula="of:=IFERROR(([.H51]*0.6^2);&quot;NA&quot;)" office:value-type="float" office:value="12.24" calcext:value-type="float">
            <text:p>12,24</text:p>
          </table:table-cell>
          <table:table-cell table:formula="of:=IFERROR(([.J51]*0.6^2);&quot;NA&quot;)" office:value-type="float" office:value="7.92" calcext:value-type="float">
            <text:p>7,92</text:p>
          </table:table-cell>
          <table:table-cell table:formula="of:=IFERROR(AVERAGE([.L51];[.M51]);&quot;NA&quot;)" office:value-type="float" office:value="10.08" calcext:value-type="float">
            <text:p>10,08</text:p>
          </table:table-cell>
          <table:table-cell table:formula="of:=AVERAGE([.K51];[.I51])" office:value-type="float" office:value="0.955" calcext:value-type="float">
            <text:p>0,9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([.P51]+[.Q51])" office:value-type="float" office:value="0" calcext:value-type="float">
            <text:p>0</text:p>
          </table:table-cell>
          <table:table-cell office:value-type="float" office:value="0.981363640590148" calcext:value-type="float">
            <text:p>0,981363640590148</text:p>
          </table:table-cell>
          <table:table-cell office:value-type="float" office:value="0" calcext:value-type="float">
            <text:p>0</text:p>
          </table:table-cell>
          <table:table-cell table:formula="of:=1-([.S51]+[.T51])" office:value-type="float" office:value="0.018636359409852" calcext:value-type="float">
            <text:p>0,018636359409852</text:p>
          </table:table-cell>
          <table:table-cell table:formula="of:=([.L51]*(1-[.R51])+[.M51]*(1-[.U51]))/2" office:value-type="float" office:value="10.006200016737" calcext:value-type="float">
            <text:p>10,006200016737</text:p>
          </table:table-cell>
          <table:table-cell table:formula="of:=AVERAGE([.R51];[.U51])" office:value-type="float" office:value="0.00931817970492599" calcext:value-type="float">
            <text:p>0,00931817970492599</text:p>
          </table:table-cell>
          <table:table-cell table:formula="of:=AVERAGE([.Q51];[.T51])" office:value-type="float" office:value="0" calcext:value-type="float">
            <text:p>0</text:p>
          </table:table-cell>
          <table:table-cell table:formula="of:=AVERAGE([.P51];[.S51])" office:value-type="float" office:value="0.990681820295074" calcext:value-type="float">
            <text:p>0,990681820295074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36" calcext:value-type="float">
            <text:p>36</text:p>
          </table:table-cell>
          <table:table-cell office:value-type="float" office:value="0.8" calcext:value-type="float">
            <text:p>0,8</text:p>
          </table:table-cell>
          <table:table-cell office:value-type="float" office:value="48" calcext:value-type="float">
            <text:p>48</text:p>
          </table:table-cell>
          <table:table-cell office:value-type="float" office:value="0.87" calcext:value-type="float">
            <text:p>0,87</text:p>
          </table:table-cell>
          <table:table-cell table:formula="of:=IFERROR(([.H52]*0.7^2);&quot;NA&quot;)" office:value-type="float" office:value="17.64" calcext:value-type="float">
            <text:p>17,64</text:p>
          </table:table-cell>
          <table:table-cell table:formula="of:=IFERROR(([.J52]*0.7^2);&quot;NA&quot;)" office:value-type="float" office:value="23.52" calcext:value-type="float">
            <text:p>23,52</text:p>
          </table:table-cell>
          <table:table-cell table:formula="of:=IFERROR(AVERAGE([.L52];[.M52]);&quot;NA&quot;)" office:value-type="float" office:value="20.58" calcext:value-type="float">
            <text:p>20,58</text:p>
          </table:table-cell>
          <table:table-cell table:formula="of:=AVERAGE([.K52];[.I52])" office:value-type="float" office:value="0.835" calcext:value-type="float">
            <text:p>0,8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P52]+[.Q5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S52]+[.T52])" office:value-type="float" office:value="0" calcext:value-type="float">
            <text:p>0</text:p>
          </table:table-cell>
          <table:table-cell table:formula="of:=([.L52]*(1-[.R52])+[.M52]*(1-[.U52]))/2" office:value-type="float" office:value="20.58" calcext:value-type="float">
            <text:p>20,58</text:p>
          </table:table-cell>
          <table:table-cell table:formula="of:=AVERAGE([.R52];[.U52])" office:value-type="float" office:value="0" calcext:value-type="float">
            <text:p>0</text:p>
          </table:table-cell>
          <table:table-cell table:formula="of:=AVERAGE([.Q52];[.T52])" office:value-type="float" office:value="1" calcext:value-type="float">
            <text:p>1</text:p>
          </table:table-cell>
          <table:table-cell table:formula="of:=AVERAGE([.P52];[.S52])" office:value-type="float" office:value="0" calcext:value-type="float">
            <text:p>0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53]*0.6^3);&quot;NA&quot;)" office:value-type="string" office:string-value="NA" calcext:value-type="string">
            <text:p>NA</text:p>
          </table:table-cell>
          <table:table-cell table:formula="of:=IFERROR(([.I53]*0.6^3);&quot;NA&quot;)" office:value-type="string" office:string-value="NA" calcext:value-type="string">
            <text:p>NA</text:p>
          </table:table-cell>
          <table:table-cell table:formula="of:=IFERROR(AVERAGE([.L53];[.M53]);&quot;NA&quot;)" office:value-type="string" office:string-value="NA" calcext:value-type="string">
            <text:p>NA</text:p>
          </table:table-cell>
          <table:table-cell table:formula="of:=AVERAGE([.K53];[.I53])" office:value-type="string" office:string-value="" calcext:value-type="error">
            <text:p>#DIV/0 !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4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66" calcext:value-type="float">
            <text:p>66</text:p>
          </table:table-cell>
          <table:table-cell office:value-type="float" office:value="0.95" calcext:value-type="float">
            <text:p>0,95</text:p>
          </table:table-cell>
          <table:table-cell office:value-type="float" office:value="60" calcext:value-type="float">
            <text:p>60</text:p>
          </table:table-cell>
          <table:table-cell office:value-type="float" office:value="0.88" calcext:value-type="float">
            <text:p>0,88</text:p>
          </table:table-cell>
          <table:table-cell table:formula="of:=IFERROR(([.H54]*0.7^2);&quot;NA&quot;)" office:value-type="float" office:value="32.34" calcext:value-type="float">
            <text:p>32,34</text:p>
          </table:table-cell>
          <table:table-cell table:formula="of:=IFERROR(([.J54]*0.7^2);&quot;NA&quot;)" office:value-type="float" office:value="29.4" calcext:value-type="float">
            <text:p>29,4</text:p>
          </table:table-cell>
          <table:table-cell table:formula="of:=IFERROR(AVERAGE([.L54];[.M54]);&quot;NA&quot;)" office:value-type="float" office:value="30.87" calcext:value-type="float">
            <text:p>30,87</text:p>
          </table:table-cell>
          <table:table-cell table:formula="of:=AVERAGE([.K54];[.I54])" office:value-type="float" office:value="0.915" calcext:value-type="float">
            <text:p>0,9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P54]+[.Q54])" office:value-type="float" office:value="0" calcext:value-type="float">
            <text:p>0</text:p>
          </table:table-cell>
          <table:table-cell office:value-type="float" office:value="0.0051666667064031" calcext:value-type="float">
            <text:p>0,0051666667064031</text:p>
          </table:table-cell>
          <table:table-cell office:value-type="float" office:value="0.994833333293597" calcext:value-type="float">
            <text:p>0,994833333293597</text:p>
          </table:table-cell>
          <table:table-cell table:formula="of:=1-([.S54]+[.T54])" office:value-type="float" office:value="0" calcext:value-type="float">
            <text:p>0</text:p>
          </table:table-cell>
          <table:table-cell table:formula="of:=([.L54]*(1-[.R54])+[.M54]*(1-[.U54]))/2" office:value-type="float" office:value="30.87" calcext:value-type="float">
            <text:p>30,87</text:p>
          </table:table-cell>
          <table:table-cell table:formula="of:=AVERAGE([.R54];[.U54])" office:value-type="float" office:value="0" calcext:value-type="float">
            <text:p>0</text:p>
          </table:table-cell>
          <table:table-cell table:formula="of:=AVERAGE([.Q54];[.T54])" office:value-type="float" office:value="0.997416666646799" calcext:value-type="float">
            <text:p>0,997416666646799</text:p>
          </table:table-cell>
          <table:table-cell table:formula="of:=AVERAGE([.P54];[.S54])" office:value-type="float" office:value="0.00258333335320155" calcext:value-type="float">
            <text:p>0,00258333335320155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55]*0.6^3);&quot;NA&quot;)" office:value-type="string" office:string-value="NA" calcext:value-type="string">
            <text:p>NA</text:p>
          </table:table-cell>
          <table:table-cell table:formula="of:=IFERROR(([.I55]*0.6^3);&quot;NA&quot;)" office:value-type="string" office:string-value="NA" calcext:value-type="string">
            <text:p>NA</text:p>
          </table:table-cell>
          <table:table-cell table:formula="of:=IFERROR(AVERAGE([.L55];[.M55]);&quot;NA&quot;)" office:value-type="string" office:string-value="NA" calcext:value-type="string">
            <text:p>NA</text:p>
          </table:table-cell>
          <table:table-cell table:formula="of:=AVERAGE([.K55];[.I55])" office:value-type="string" office:string-value="" calcext:value-type="error">
            <text:p>#DIV/0 !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47" calcext:value-type="float">
            <text:p>47</text:p>
          </table:table-cell>
          <table:table-cell office:value-type="float" office:value="0.95" calcext:value-type="float">
            <text:p>0,95</text:p>
          </table:table-cell>
          <table:table-cell office:value-type="float" office:value="50" calcext:value-type="float">
            <text:p>50</text:p>
          </table:table-cell>
          <table:table-cell office:value-type="float" office:value="0.89" calcext:value-type="float">
            <text:p>0,89</text:p>
          </table:table-cell>
          <table:table-cell table:formula="of:=IFERROR(([.H56]*0.7^2);&quot;NA&quot;)" office:value-type="float" office:value="23.03" calcext:value-type="float">
            <text:p>23,03</text:p>
          </table:table-cell>
          <table:table-cell table:formula="of:=IFERROR(([.J56]*0.7^2);&quot;NA&quot;)" office:value-type="float" office:value="24.5" calcext:value-type="float">
            <text:p>24,5</text:p>
          </table:table-cell>
          <table:table-cell table:formula="of:=IFERROR(AVERAGE([.L56];[.M56]);&quot;NA&quot;)" office:value-type="float" office:value="23.765" calcext:value-type="float">
            <text:p>23,765</text:p>
          </table:table-cell>
          <table:table-cell table:formula="of:=AVERAGE([.K56];[.I56])" office:value-type="float" office:value="0.92" calcext:value-type="float">
            <text:p>0,92</text:p>
          </table:table-cell>
          <table:table-cell office:value-type="float" office:value="0.0140425553347202" calcext:value-type="float">
            <text:p>0,0140425553347202</text:p>
          </table:table-cell>
          <table:table-cell office:value-type="float" office:value="0.985957444982326" calcext:value-type="float">
            <text:p>0,985957444982326</text:p>
          </table:table-cell>
          <table:table-cell table:formula="of:=1-([.P56]+[.Q56])" office:value-type="float" office:value="-0.000000000317046167097601" calcext:value-type="float">
            <text:p>-3,17046167097601E-10</text:p>
          </table:table-cell>
          <table:table-cell office:value-type="float" office:value="0.0159999966621399" calcext:value-type="float">
            <text:p>0,0159999966621399</text:p>
          </table:table-cell>
          <table:table-cell office:value-type="float" office:value="0.98400000333786" calcext:value-type="float">
            <text:p>0,98400000333786</text:p>
          </table:table-cell>
          <table:table-cell table:formula="of:=1-([.S56]+[.T56])" office:value-type="float" office:value="0" calcext:value-type="float">
            <text:p>0</text:p>
          </table:table-cell>
          <table:table-cell table:formula="of:=([.L56]*(1-[.R56])+[.M56]*(1-[.U56]))/2" office:value-type="float" office:value="23.7650000036508" calcext:value-type="float">
            <text:p>23,7650000036508</text:p>
          </table:table-cell>
          <table:table-cell table:formula="of:=AVERAGE([.R56];[.U56])" office:value-type="float" office:value="-0.000000000158523083548801" calcext:value-type="float">
            <text:p>-1,58523083548801E-10</text:p>
          </table:table-cell>
          <table:table-cell table:formula="of:=AVERAGE([.Q56];[.T56])" office:value-type="float" office:value="0.984978724160093" calcext:value-type="float">
            <text:p>0,984978724160093</text:p>
          </table:table-cell>
          <table:table-cell table:formula="of:=AVERAGE([.P56];[.S56])" office:value-type="float" office:value="0.0150212759984301" calcext:value-type="float">
            <text:p>0,0150212759984301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57]*0.6^3);&quot;NA&quot;)" office:value-type="string" office:string-value="NA" calcext:value-type="string">
            <text:p>NA</text:p>
          </table:table-cell>
          <table:table-cell table:formula="of:=IFERROR(([.I57]*0.6^3);&quot;NA&quot;)" office:value-type="string" office:string-value="NA" calcext:value-type="string">
            <text:p>NA</text:p>
          </table:table-cell>
          <table:table-cell table:formula="of:=IFERROR(AVERAGE([.L57];[.M57]);&quot;NA&quot;)" office:value-type="string" office:string-value="NA" calcext:value-type="string">
            <text:p>NA</text:p>
          </table:table-cell>
          <table:table-cell table:formula="of:=AVERAGE([.K57];[.I57])" office:value-type="string" office:string-value="" calcext:value-type="error">
            <text:p>#DIV/0 !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34" calcext:value-type="float">
            <text:p>34</text:p>
          </table:table-cell>
          <table:table-cell office:value-type="float" office:value="0.9" calcext:value-type="float">
            <text:p>0,9</text:p>
          </table:table-cell>
          <table:table-cell office:value-type="float" office:value="37" calcext:value-type="float">
            <text:p>37</text:p>
          </table:table-cell>
          <table:table-cell office:value-type="float" office:value="0.91" calcext:value-type="float">
            <text:p>0,91</text:p>
          </table:table-cell>
          <table:table-cell table:formula="of:=IFERROR(([.H58]*0.6^2);&quot;NA&quot;)" office:value-type="float" office:value="12.24" calcext:value-type="float">
            <text:p>12,24</text:p>
          </table:table-cell>
          <table:table-cell table:formula="of:=IFERROR(([.J58]*0.6^2);&quot;NA&quot;)" office:value-type="float" office:value="13.32" calcext:value-type="float">
            <text:p>13,32</text:p>
          </table:table-cell>
          <table:table-cell table:formula="of:=IFERROR(AVERAGE([.L58];[.M58]);&quot;NA&quot;)" office:value-type="float" office:value="12.78" calcext:value-type="float">
            <text:p>12,78</text:p>
          </table:table-cell>
          <table:table-cell table:formula="of:=AVERAGE([.K58];[.I58])" office:value-type="float" office:value="0.905" calcext:value-type="float">
            <text:p>0,905</text:p>
          </table:table-cell>
          <table:table-cell office:value-type="float" office:value="0.982352942228317" calcext:value-type="float">
            <text:p>0,982352942228317</text:p>
          </table:table-cell>
          <table:table-cell office:value-type="float" office:value="0" calcext:value-type="float">
            <text:p>0</text:p>
          </table:table-cell>
          <table:table-cell table:formula="of:=1-([.P58]+[.Q58])" office:value-type="float" office:value="0.017647057771683" calcext:value-type="float">
            <text:p>0,017647057771683</text:p>
          </table:table-cell>
          <table:table-cell office:value-type="float" office:value="0.9697297360446" calcext:value-type="float">
            <text:p>0,9697297360446</text:p>
          </table:table-cell>
          <table:table-cell office:value-type="float" office:value="0" calcext:value-type="float">
            <text:p>0</text:p>
          </table:table-cell>
          <table:table-cell table:formula="of:=1-([.S58]+[.T58])" office:value-type="float" office:value="0.0302702639554" calcext:value-type="float">
            <text:p>0,0302702639554</text:p>
          </table:table-cell>
          <table:table-cell table:formula="of:=([.L58]*(1-[.R58])+[.M58]*(1-[.U58]))/2" office:value-type="float" office:value="12.4704000484943" calcext:value-type="float">
            <text:p>12,4704000484943</text:p>
          </table:table-cell>
          <table:table-cell table:formula="of:=AVERAGE([.R58];[.U58])" office:value-type="float" office:value="0.0239586608635415" calcext:value-type="float">
            <text:p>0,0239586608635415</text:p>
          </table:table-cell>
          <table:table-cell table:formula="of:=AVERAGE([.Q58];[.T58])" office:value-type="float" office:value="0" calcext:value-type="float">
            <text:p>0</text:p>
          </table:table-cell>
          <table:table-cell table:formula="of:=AVERAGE([.P58];[.S58])" office:value-type="float" office:value="0.976041339136459" calcext:value-type="float">
            <text:p>0,976041339136459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59]*0.6^3);&quot;NA&quot;)" office:value-type="string" office:string-value="NA" calcext:value-type="string">
            <text:p>NA</text:p>
          </table:table-cell>
          <table:table-cell table:formula="of:=IFERROR(([.J59]*0.6^3);&quot;NA&quot;)" office:value-type="string" office:string-value="NA" calcext:value-type="string">
            <text:p>NA</text:p>
          </table:table-cell>
          <table:table-cell table:formula="of:=IFERROR(AVERAGE([.L59];[.M59]);&quot;NA&quot;)" office:value-type="string" office:string-value="NA" calcext:value-type="string">
            <text:p>NA</text:p>
          </table:table-cell>
          <table:table-cell table:formula="of:=AVERAGE([.K59];[.I59])" office:value-type="string" office:string-value="" calcext:value-type="error">
            <text:p>#DIV/0 !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89" calcext:value-type="float">
            <text:p>89</text:p>
          </table:table-cell>
          <table:table-cell office:value-type="float" office:value="0.99" calcext:value-type="float">
            <text:p>0,99</text:p>
          </table:table-cell>
          <table:table-cell office:value-type="float" office:value="91" calcext:value-type="float">
            <text:p>91</text:p>
          </table:table-cell>
          <table:table-cell office:value-type="float" office:value="0.97" calcext:value-type="float">
            <text:p>0,97</text:p>
          </table:table-cell>
          <table:table-cell table:formula="of:=IFERROR(([.H60]*0.6^2);&quot;NA&quot;)" office:value-type="float" office:value="32.04" calcext:value-type="float">
            <text:p>32,04</text:p>
          </table:table-cell>
          <table:table-cell table:formula="of:=IFERROR(([.J60]*0.6^2);&quot;NA&quot;)" office:value-type="float" office:value="32.76" calcext:value-type="float">
            <text:p>32,76</text:p>
          </table:table-cell>
          <table:table-cell table:formula="of:=IFERROR(AVERAGE([.L60];[.M60]);&quot;NA&quot;)" office:value-type="float" office:value="32.4" calcext:value-type="float">
            <text:p>32,4</text:p>
          </table:table-cell>
          <table:table-cell table:formula="of:=AVERAGE([.K60];[.I60])" office:value-type="float" office:value="0.98" calcext:value-type="float">
            <text:p>0,98</text:p>
          </table:table-cell>
          <table:table-cell office:value-type="float" office:value="0.975056188829829" calcext:value-type="float">
            <text:p>0,975056188829829</text:p>
          </table:table-cell>
          <table:table-cell office:value-type="float" office:value="0" calcext:value-type="float">
            <text:p>0</text:p>
          </table:table-cell>
          <table:table-cell table:formula="of:=1-([.P60]+[.Q60])" office:value-type="float" office:value="0.024943811170171" calcext:value-type="float">
            <text:p>0,024943811170171</text:p>
          </table:table-cell>
          <table:table-cell office:value-type="float" office:value="0.989450552961329" calcext:value-type="float">
            <text:p>0,989450552961329</text:p>
          </table:table-cell>
          <table:table-cell office:value-type="float" office:value="0" calcext:value-type="float">
            <text:p>0</text:p>
          </table:table-cell>
          <table:table-cell table:formula="of:=1-([.S60]+[.T60])" office:value-type="float" office:value="0.010549447038671" calcext:value-type="float">
            <text:p>0,010549447038671</text:p>
          </table:table-cell>
          <table:table-cell table:formula="of:=([.L60]*(1-[.R60])+[.M60]*(1-[.U60]))/2" office:value-type="float" office:value="31.8276002025604" calcext:value-type="float">
            <text:p>31,8276002025604</text:p>
          </table:table-cell>
          <table:table-cell table:formula="of:=AVERAGE([.R60];[.U60])" office:value-type="float" office:value="0.017746629104421" calcext:value-type="float">
            <text:p>0,017746629104421</text:p>
          </table:table-cell>
          <table:table-cell table:formula="of:=AVERAGE([.Q60];[.T60])" office:value-type="float" office:value="0" calcext:value-type="float">
            <text:p>0</text:p>
          </table:table-cell>
          <table:table-cell table:formula="of:=AVERAGE([.P60];[.S60])" office:value-type="float" office:value="0.982253370895579" calcext:value-type="float">
            <text:p>0,982253370895579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 (limite broad)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91" calcext:value-type="float">
            <text:p>91</text:p>
          </table:table-cell>
          <table:table-cell office:value-type="float" office:value="0.93" calcext:value-type="float">
            <text:p>0,93</text:p>
          </table:table-cell>
          <table:table-cell office:value-type="float" office:value="99" calcext:value-type="float">
            <text:p>99</text:p>
          </table:table-cell>
          <table:table-cell office:value-type="float" office:value="0.95" calcext:value-type="float">
            <text:p>0,95</text:p>
          </table:table-cell>
          <table:table-cell table:formula="of:=IFERROR(([.H61]*0.6^2);&quot;NA&quot;)" office:value-type="float" office:value="32.76" calcext:value-type="float">
            <text:p>32,76</text:p>
          </table:table-cell>
          <table:table-cell table:formula="of:=IFERROR(([.J61]*0.6^2);&quot;NA&quot;)" office:value-type="float" office:value="35.64" calcext:value-type="float">
            <text:p>35,64</text:p>
          </table:table-cell>
          <table:table-cell table:formula="of:=IFERROR(AVERAGE([.L61];[.M61]);&quot;NA&quot;)" office:value-type="float" office:value="34.2" calcext:value-type="float">
            <text:p>34,2</text:p>
          </table:table-cell>
          <table:table-cell table:formula="of:=AVERAGE([.K61];[.I61])" office:value-type="float" office:value="0.94" calcext:value-type="float">
            <text:p>0,94</text:p>
          </table:table-cell>
          <table:table-cell office:value-type="float" office:value="0.859999943238038" calcext:value-type="float">
            <text:p>0,859999943238038</text:p>
          </table:table-cell>
          <table:table-cell office:value-type="float" office:value="0.129340720045698" calcext:value-type="float">
            <text:p>0,129340720045698</text:p>
          </table:table-cell>
          <table:table-cell table:formula="of:=1-([.P61]+[.Q61])" office:value-type="float" office:value="0.0106593367162641" calcext:value-type="float">
            <text:p>0,0106593367162641</text:p>
          </table:table-cell>
          <table:table-cell office:value-type="float" office:value="0.886969654247014" calcext:value-type="float">
            <text:p>0,886969654247014</text:p>
          </table:table-cell>
          <table:table-cell office:value-type="float" office:value="0.0981818636258443" calcext:value-type="float">
            <text:p>0,0981818636258443</text:p>
          </table:table-cell>
          <table:table-cell table:formula="of:=1-([.S61]+[.T61])" office:value-type="float" office:value="0.0148484821271417" calcext:value-type="float">
            <text:p>0,0148484821271417</text:p>
          </table:table-cell>
          <table:table-cell table:formula="of:=([.L61]*(1-[.R61])+[.M61]*(1-[.U61]))/2" office:value-type="float" office:value="33.7608001130819" calcext:value-type="float">
            <text:p>33,7608001130819</text:p>
          </table:table-cell>
          <table:table-cell table:formula="of:=AVERAGE([.R61];[.U61])" office:value-type="float" office:value="0.0127539094217029" calcext:value-type="float">
            <text:p>0,0127539094217029</text:p>
          </table:table-cell>
          <table:table-cell table:formula="of:=AVERAGE([.Q61];[.T61])" office:value-type="float" office:value="0.113761291835771" calcext:value-type="float">
            <text:p>0,113761291835771</text:p>
          </table:table-cell>
          <table:table-cell table:formula="of:=AVERAGE([.P61];[.S61])" office:value-type="float" office:value="0.873484798742526" calcext:value-type="float">
            <text:p>0,873484798742526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table:number-columns-repeated="3"/>
          <table:table-cell office:value-type="string" calcext:value-type="string">
            <text:p>BROAD</text:p>
          </table:table-cell>
          <table:table-cell office:value-type="float" office:value="110" calcext:value-type="float">
            <text:p>110</text:p>
          </table:table-cell>
          <table:table-cell office:value-type="float" office:value="0.91" calcext:value-type="float">
            <text:p>0,91</text:p>
          </table:table-cell>
          <table:table-cell office:value-type="float" office:value="105" calcext:value-type="float">
            <text:p>105</text:p>
          </table:table-cell>
          <table:table-cell office:value-type="float" office:value="0.93" calcext:value-type="float">
            <text:p>0,93</text:p>
          </table:table-cell>
          <table:table-cell table:formula="of:=IFERROR(([.H62]*0.6^2);&quot;NA&quot;)" office:value-type="float" office:value="39.6" calcext:value-type="float">
            <text:p>39,6</text:p>
          </table:table-cell>
          <table:table-cell table:formula="of:=IFERROR(([.J62]*0.6^2);&quot;NA&quot;)" office:value-type="float" office:value="37.8" calcext:value-type="float">
            <text:p>37,8</text:p>
          </table:table-cell>
          <table:table-cell table:formula="of:=IFERROR(AVERAGE([.L62];[.M62]);&quot;NA&quot;)" office:value-type="float" office:value="38.7" calcext:value-type="float">
            <text:p>38,7</text:p>
          </table:table-cell>
          <table:table-cell table:formula="of:=AVERAGE([.K62];[.I62])" office:value-type="float" office:value="0.92" calcext:value-type="float">
            <text:p>0,92</text:p>
          </table:table-cell>
          <table:table-cell office:value-type="float" office:value="0.03772726113146" calcext:value-type="float">
            <text:p>0,03772726113146</text:p>
          </table:table-cell>
          <table:table-cell office:value-type="float" office:value="0.96227273886854" calcext:value-type="float">
            <text:p>0,96227273886854</text:p>
          </table:table-cell>
          <table:table-cell table:formula="of:=1-([.P62]+[.Q62])" office:value-type="float" office:value="0" calcext:value-type="float">
            <text:p>0</text:p>
          </table:table-cell>
          <table:table-cell office:value-type="float" office:value="0.0488571274848211" calcext:value-type="float">
            <text:p>0,0488571274848211</text:p>
          </table:table-cell>
          <table:table-cell office:value-type="float" office:value="0.951142872515179" calcext:value-type="float">
            <text:p>0,951142872515179</text:p>
          </table:table-cell>
          <table:table-cell table:formula="of:=1-([.S62]+[.T62])" office:value-type="float" office:value="0" calcext:value-type="float">
            <text:p>0</text:p>
          </table:table-cell>
          <table:table-cell table:formula="of:=([.L62]*(1-[.R62])+[.M62]*(1-[.U62]))/2" office:value-type="float" office:value="38.7" calcext:value-type="float">
            <text:p>38,7</text:p>
          </table:table-cell>
          <table:table-cell table:formula="of:=AVERAGE([.R62];[.U62])" office:value-type="float" office:value="0" calcext:value-type="float">
            <text:p>0</text:p>
          </table:table-cell>
          <table:table-cell table:formula="of:=AVERAGE([.Q62];[.T62])" office:value-type="float" office:value="0.95670780569186" calcext:value-type="float">
            <text:p>0,95670780569186</text:p>
          </table:table-cell>
          <table:table-cell table:formula="of:=AVERAGE([.P62];[.S62])" office:value-type="float" office:value="0.0432921943081406" calcext:value-type="float">
            <text:p>0,0432921943081406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76" calcext:value-type="float">
            <text:p>76</text:p>
          </table:table-cell>
          <table:table-cell office:value-type="float" office:value="0.92" calcext:value-type="float">
            <text:p>0,92</text:p>
          </table:table-cell>
          <table:table-cell office:value-type="float" office:value="55" calcext:value-type="float">
            <text:p>55</text:p>
          </table:table-cell>
          <table:table-cell office:value-type="float" office:value="0.86" calcext:value-type="float">
            <text:p>0,86</text:p>
          </table:table-cell>
          <table:table-cell table:formula="of:=IFERROR(([.H63]*0.6^2);&quot;NA&quot;)" office:value-type="float" office:value="27.36" calcext:value-type="float">
            <text:p>27,36</text:p>
          </table:table-cell>
          <table:table-cell table:formula="of:=IFERROR(([.J63]*0.6^2);&quot;NA&quot;)" office:value-type="float" office:value="19.8" calcext:value-type="float">
            <text:p>19,8</text:p>
          </table:table-cell>
          <table:table-cell table:formula="of:=IFERROR(AVERAGE([.L63];[.M63]);&quot;NA&quot;)" office:value-type="float" office:value="23.58" calcext:value-type="float">
            <text:p>23,58</text:p>
          </table:table-cell>
          <table:table-cell table:formula="of:=AVERAGE([.K63];[.I63])"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-([.P63]+[.Q63])" office:value-type="float" office:value="0" calcext:value-type="float">
            <text:p>0</text:p>
          </table:table-cell>
          <table:table-cell office:value-type="float" office:value="0.0147272695194591" calcext:value-type="float">
            <text:p>0,0147272695194591</text:p>
          </table:table-cell>
          <table:table-cell office:value-type="float" office:value="0.985272730480541" calcext:value-type="float">
            <text:p>0,985272730480541</text:p>
          </table:table-cell>
          <table:table-cell table:formula="of:=1-([.S63]+[.T63])" office:value-type="float" office:value="0" calcext:value-type="float">
            <text:p>0</text:p>
          </table:table-cell>
          <table:table-cell table:formula="of:=([.L63]*(1-[.R63])+[.M63]*(1-[.U63]))/2" office:value-type="float" office:value="23.58" calcext:value-type="float">
            <text:p>23,58</text:p>
          </table:table-cell>
          <table:table-cell table:formula="of:=AVERAGE([.R63];[.U63])" office:value-type="float" office:value="0" calcext:value-type="float">
            <text:p>0</text:p>
          </table:table-cell>
          <table:table-cell table:formula="of:=AVERAGE([.Q63];[.T63])" office:value-type="float" office:value="0.992636365240271" calcext:value-type="float">
            <text:p>0,992636365240271</text:p>
          </table:table-cell>
          <table:table-cell table:formula="of:=AVERAGE([.P63];[.S63])" office:value-type="float" office:value="0.00736363475972955" calcext:value-type="float">
            <text:p>0,00736363475972955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5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28" calcext:value-type="float">
            <text:p>28</text:p>
          </table:table-cell>
          <table:table-cell office:value-type="float" office:value="0.93" calcext:value-type="float">
            <text:p>0,93</text:p>
          </table:table-cell>
          <table:table-cell office:value-type="float" office:value="22" calcext:value-type="float">
            <text:p>22</text:p>
          </table:table-cell>
          <table:table-cell office:value-type="float" office:value="0.94" calcext:value-type="float">
            <text:p>0,94</text:p>
          </table:table-cell>
          <table:table-cell table:formula="of:=IFERROR(([.H64]*0.8^2);&quot;NA&quot;)" office:value-type="float" office:value="17.92" calcext:value-type="float">
            <text:p>17,92</text:p>
          </table:table-cell>
          <table:table-cell table:formula="of:=IFERROR(([.J64]*0.8^2);&quot;NA&quot;)" office:value-type="float" office:value="14.08" calcext:value-type="float">
            <text:p>14,08</text:p>
          </table:table-cell>
          <table:table-cell table:formula="of:=IFERROR(AVERAGE([.L64];[.M64]);&quot;NA&quot;)" office:value-type="float" office:value="16" calcext:value-type="float">
            <text:p>16</text:p>
          </table:table-cell>
          <table:table-cell table:formula="of:=AVERAGE([.K64];[.I64])" office:value-type="float" office:value="0.935" calcext:value-type="float">
            <text:p>0,935</text:p>
          </table:table-cell>
          <table:table-cell office:value-type="float" office:value="0.130714256848608" calcext:value-type="float">
            <text:p>0,130714256848608</text:p>
          </table:table-cell>
          <table:table-cell office:value-type="float" office:value="0.869285743151392" calcext:value-type="float">
            <text:p>0,869285743151392</text:p>
          </table:table-cell>
          <table:table-cell table:formula="of:=1-([.P64]+[.Q64])" office:value-type="float" office:value="0" calcext:value-type="float">
            <text:p>0</text:p>
          </table:table-cell>
          <table:table-cell office:value-type="float" office:value="0.0818181715228341" calcext:value-type="float">
            <text:p>0,0818181715228341</text:p>
          </table:table-cell>
          <table:table-cell office:value-type="float" office:value="0.918181828477166" calcext:value-type="float">
            <text:p>0,918181828477166</text:p>
          </table:table-cell>
          <table:table-cell table:formula="of:=1-([.S64]+[.T64])" office:value-type="float" office:value="0" calcext:value-type="float">
            <text:p>0</text:p>
          </table:table-cell>
          <table:table-cell table:formula="of:=([.L64]*(1-[.R64])+[.M64]*(1-[.U64]))/2" office:value-type="float" office:value="16" calcext:value-type="float">
            <text:p>16</text:p>
          </table:table-cell>
          <table:table-cell table:formula="of:=AVERAGE([.R64];[.U64])" office:value-type="float" office:value="0" calcext:value-type="float">
            <text:p>0</text:p>
          </table:table-cell>
          <table:table-cell table:formula="of:=AVERAGE([.Q64];[.T64])" office:value-type="float" office:value="0.893733785814279" calcext:value-type="float">
            <text:p>0,893733785814279</text:p>
          </table:table-cell>
          <table:table-cell table:formula="of:=AVERAGE([.P64];[.S64])" office:value-type="float" office:value="0.106266214185721" calcext:value-type="float">
            <text:p>0,106266214185721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23" calcext:value-type="float">
            <text:p>23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string" calcext:value-type="string">
            <text:p>NA</text:p>
          </table:table-cell>
          <table:table-cell table:formula="of:=IFERROR(([.H65]*0.6^2);&quot;NA&quot;)" office:value-type="float" office:value="8.28" calcext:value-type="float">
            <text:p>8,28</text:p>
          </table:table-cell>
          <table:table-cell table:formula="of:=IFERROR(([.J65]*0.6^2);&quot;NA&quot;)" office:value-type="string" office:string-value="NA" calcext:value-type="string">
            <text:p>NA</text:p>
          </table:table-cell>
          <table:table-cell table:formula="of:=IFERROR(AVERAGE([.L65];[.M65]);&quot;NA&quot;)" office:value-type="float" office:value="8.28" calcext:value-type="float">
            <text:p>8,28</text:p>
          </table:table-cell>
          <table:table-cell table:formula="of:=AVERAGE([.K65];[.I65])" office:value-type="float" office:value="0.81" calcext:value-type="float">
            <text:p>0,81</text:p>
          </table:table-cell>
          <table:table-cell office:value-type="float" office:value="0.903043456699537" calcext:value-type="float">
            <text:p>0,903043456699537</text:p>
          </table:table-cell>
          <table:table-cell office:value-type="float" office:value="0.0969565433004628" calcext:value-type="float">
            <text:p>0,0969565433004628</text:p>
          </table:table-cell>
          <table:table-cell table:formula="of:=1-([.P65]+[.Q65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table:formula="of:=([.L65]*(1-[.R65]))" office:value-type="float" office:value="8.28" calcext:value-type="float">
            <text:p>8,28</text:p>
          </table:table-cell>
          <table:table-cell table:formula="of:=AVERAGE([.R65];[.U65])" office:value-type="float" office:value="0" calcext:value-type="float">
            <text:p>0</text:p>
          </table:table-cell>
          <table:table-cell table:formula="of:=AVERAGE([.Q65];[.T65])" office:value-type="float" office:value="0.0969565433004628" calcext:value-type="float">
            <text:p>0,0969565433004628</text:p>
          </table:table-cell>
          <table:table-cell table:formula="of:=AVERAGE([.P65];[.S65])" office:value-type="float" office:value="0.903043456699537" calcext:value-type="float">
            <text:p>0,903043456699537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6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table:number-columns-repeated="2"/>
          <table:table-cell table:number-columns-repeated="2" office:value-type="string" calcext:value-type="string">
            <text:p>ONE</text:p>
          </table:table-cell>
          <table:table-cell office:value-type="float" office:value="77" calcext:value-type="float">
            <text:p>77</text:p>
          </table:table-cell>
          <table:table-cell office:value-type="float" office:value="0.99" calcext:value-type="float">
            <text:p>0,99</text:p>
          </table:table-cell>
          <table:table-cell office:value-type="float" office:value="77" calcext:value-type="float">
            <text:p>77</text:p>
          </table:table-cell>
          <table:table-cell office:value-type="float" office:value="0.94" calcext:value-type="float">
            <text:p>0,94</text:p>
          </table:table-cell>
          <table:table-cell table:formula="of:=IFERROR(([.H66]*0.6^2);&quot;NA&quot;)" office:value-type="float" office:value="27.72" calcext:value-type="float">
            <text:p>27,72</text:p>
          </table:table-cell>
          <table:table-cell table:formula="of:=IFERROR(([.J66]*0.6^2);&quot;NA&quot;)" office:value-type="float" office:value="27.72" calcext:value-type="float">
            <text:p>27,72</text:p>
          </table:table-cell>
          <table:table-cell table:formula="of:=IFERROR(AVERAGE([.L66];[.M66]);&quot;NA&quot;)" office:value-type="float" office:value="27.72" calcext:value-type="float">
            <text:p>27,72</text:p>
          </table:table-cell>
          <table:table-cell table:formula="of:=AVERAGE([.K66];[.I66])" office:value-type="float" office:value="0.965" calcext:value-type="float">
            <text:p>0,965</text:p>
          </table:table-cell>
          <table:table-cell office:value-type="float" office:value="0.300519379315438" calcext:value-type="float">
            <text:p>0,300519379315438</text:p>
          </table:table-cell>
          <table:table-cell office:value-type="float" office:value="0.699480620297519" calcext:value-type="float">
            <text:p>0,699480620297519</text:p>
          </table:table-cell>
          <table:table-cell table:formula="of:=1-([.P66]+[.Q66])" office:value-type="float" office:value="0.000000000387043064264958" calcext:value-type="float">
            <text:p>3,87043064264958E-10</text:p>
          </table:table-cell>
          <table:table-cell table:number-columns-repeated="3" office:value-type="string" calcext:value-type="string">
            <text:p>NA</text:p>
          </table:table-cell>
          <table:table-cell table:formula="of:=([.L66]*(1-[.R66]))" office:value-type="float" office:value="27.7199999892712" calcext:value-type="float">
            <text:p>27,7199999892712</text:p>
          </table:table-cell>
          <table:table-cell table:formula="of:=AVERAGE([.R66];[.U66])" office:value-type="float" office:value="0.000000000387043064264958" calcext:value-type="float">
            <text:p>3,87043064264958E-10</text:p>
          </table:table-cell>
          <table:table-cell table:formula="of:=AVERAGE([.Q66];[.T66])" office:value-type="float" office:value="0.699480620297519" calcext:value-type="float">
            <text:p>0,699480620297519</text:p>
          </table:table-cell>
          <table:table-cell table:formula="of:=AVERAGE([.P66];[.S66])" office:value-type="float" office:value="0.300519379315438" calcext:value-type="float">
            <text:p>0,300519379315438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6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19" calcext:value-type="float">
            <text:p>19</text:p>
          </table:table-cell>
          <table:table-cell office:value-type="float" office:value="0.97" calcext:value-type="float">
            <text:p>0,97</text:p>
          </table:table-cell>
          <table:table-cell office:value-type="float" office:value="12" calcext:value-type="float">
            <text:p>12</text:p>
          </table:table-cell>
          <table:table-cell office:value-type="float" office:value="0.96" calcext:value-type="float">
            <text:p>0,96</text:p>
          </table:table-cell>
          <table:table-cell table:formula="of:=IFERROR(([.H67]*0.6^2);&quot;NA&quot;)" office:value-type="float" office:value="6.84" calcext:value-type="float">
            <text:p>6,84</text:p>
          </table:table-cell>
          <table:table-cell table:formula="of:=IFERROR(([.J67]*0.6^2);&quot;NA&quot;)" office:value-type="float" office:value="4.32" calcext:value-type="float">
            <text:p>4,32</text:p>
          </table:table-cell>
          <table:table-cell table:formula="of:=IFERROR(AVERAGE([.L67];[.M67]);&quot;NA&quot;)" office:value-type="float" office:value="5.58" calcext:value-type="float">
            <text:p>5,58</text:p>
          </table:table-cell>
          <table:table-cell table:formula="of:=AVERAGE([.K67];[.I67])" office:value-type="float" office:value="0.965" calcext:value-type="float">
            <text:p>0,9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([.P67]+[.Q6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([.S67]+[.T67])" office:value-type="float" office:value="0" calcext:value-type="float">
            <text:p>0</text:p>
          </table:table-cell>
          <table:table-cell table:formula="of:=([.L67]*(1-[.R67])+[.M67]*(1-[.U67]))/2" office:value-type="float" office:value="5.58" calcext:value-type="float">
            <text:p>5,58</text:p>
          </table:table-cell>
          <table:table-cell table:formula="of:=AVERAGE([.R67];[.U67])" office:value-type="float" office:value="0" calcext:value-type="float">
            <text:p>0</text:p>
          </table:table-cell>
          <table:table-cell table:formula="of:=AVERAGE([.Q67];[.T67])" office:value-type="float" office:value="0" calcext:value-type="float">
            <text:p>0</text:p>
          </table:table-cell>
          <table:table-cell table:formula="of:=AVERAGE([.P67];[.S67])" office:value-type="float" office:value="1" calcext:value-type="float">
            <text:p>1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6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34" calcext:value-type="float">
            <text:p>34</text:p>
          </table:table-cell>
          <table:table-cell office:value-type="float" office:value="0.89" calcext:value-type="float">
            <text:p>0,89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,8</text:p>
          </table:table-cell>
          <table:table-cell table:formula="of:=IFERROR(([.H68]*0.6^2);&quot;NA&quot;)" office:value-type="float" office:value="12.24" calcext:value-type="float">
            <text:p>12,24</text:p>
          </table:table-cell>
          <table:table-cell table:formula="of:=IFERROR(([.J68]*0.6^2);&quot;NA&quot;)" office:value-type="float" office:value="4.32" calcext:value-type="float">
            <text:p>4,32</text:p>
          </table:table-cell>
          <table:table-cell table:formula="of:=IFERROR(AVERAGE([.L68];[.M68]);&quot;NA&quot;)" office:value-type="float" office:value="8.28" calcext:value-type="float">
            <text:p>8,28</text:p>
          </table:table-cell>
          <table:table-cell table:formula="of:=AVERAGE([.K68];[.I68])" office:value-type="float" office:value="0.845" calcext:value-type="float">
            <text:p>0,845</text:p>
          </table:table-cell>
          <table:table-cell office:value-type="float" office:value="0.895882378606235" calcext:value-type="float">
            <text:p>0,895882378606235</text:p>
          </table:table-cell>
          <table:table-cell office:value-type="float" office:value="0" calcext:value-type="float">
            <text:p>0</text:p>
          </table:table-cell>
          <table:table-cell table:formula="of:=1-([.P68]+[.Q68])" office:value-type="float" office:value="0.104117621393765" calcext:value-type="float">
            <text:p>0,1041176213937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-([.S68]+[.T68])" office:value-type="float" office:value="0" calcext:value-type="float">
            <text:p>0</text:p>
          </table:table-cell>
          <table:table-cell table:formula="of:=([.L68]*(1-[.R68])+[.M68]*(1-[.U68]))/2" office:value-type="float" office:value="7.64280015707016" calcext:value-type="float">
            <text:p>7,64280015707016</text:p>
          </table:table-cell>
          <table:table-cell table:formula="of:=AVERAGE([.R68];[.U68])" office:value-type="float" office:value="0.0520588106968825" calcext:value-type="float">
            <text:p>0,0520588106968825</text:p>
          </table:table-cell>
          <table:table-cell table:formula="of:=AVERAGE([.Q68];[.T68])" office:value-type="float" office:value="0" calcext:value-type="float">
            <text:p>0</text:p>
          </table:table-cell>
          <table:table-cell table:formula="of:=AVERAGE([.P68];[.S68])" office:value-type="float" office:value="0.947941189303118" calcext:value-type="float">
            <text:p>0,947941189303118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4" office:value-type="string" calcext:value-type="string">
            <text:p>NA</text:p>
          </table:table-cell>
          <table:table-cell table:formula="of:=IFERROR(([.H69]*0.6^3);&quot;NA&quot;)" office:value-type="string" office:string-value="NA" calcext:value-type="string">
            <text:p>NA</text:p>
          </table:table-cell>
          <table:table-cell table:formula="of:=IFERROR(([.J69]*0.6^3);&quot;NA&quot;)" office:value-type="string" office:string-value="NA" calcext:value-type="string">
            <text:p>NA</text:p>
          </table:table-cell>
          <table:table-cell table:formula="of:=IFERROR(AVERAGE([.L69];[.M69]);&quot;NA&quot;)" office:value-type="string" office:string-value="NA" calcext:value-type="string">
            <text:p>NA</text:p>
          </table:table-cell>
          <table:table-cell table:formula="of:=AVERAGE([.K69];[.I69])" office:value-type="string" office:string-value="" calcext:value-type="error">
            <text:p>#DIV/0 !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55" calcext:value-type="float">
            <text:p>55</text:p>
          </table:table-cell>
          <table:table-cell office:value-type="float" office:value="0.89" calcext:value-type="float">
            <text:p>0,89</text:p>
          </table:table-cell>
          <table:table-cell office:value-type="float" office:value="58" calcext:value-type="float">
            <text:p>58</text:p>
          </table:table-cell>
          <table:table-cell office:value-type="float" office:value="0.84" calcext:value-type="float">
            <text:p>0,84</text:p>
          </table:table-cell>
          <table:table-cell table:formula="of:=IFERROR(([.H70]*0.6^2);&quot;NA&quot;)" office:value-type="float" office:value="19.8" calcext:value-type="float">
            <text:p>19,8</text:p>
          </table:table-cell>
          <table:table-cell table:formula="of:=IFERROR(([.J70]*0.6^2);&quot;NA&quot;)" office:value-type="float" office:value="20.88" calcext:value-type="float">
            <text:p>20,88</text:p>
          </table:table-cell>
          <table:table-cell table:formula="of:=IFERROR(AVERAGE([.L70];[.M70]);&quot;NA&quot;)" office:value-type="float" office:value="20.34" calcext:value-type="float">
            <text:p>20,34</text:p>
          </table:table-cell>
          <table:table-cell table:formula="of:=AVERAGE([.K70];[.I70])" office:value-type="float" office:value="0.865" calcext:value-type="float">
            <text:p>0,865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2.204" calcext:value-type="float">
            <text:p>12,20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table:number-columns-repeated="2"/>
          <table:table-cell table:number-columns-repeated="2" office:value-type="string" calcext:value-type="string">
            <text:p>ONE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IFERROR(([.H71]*0.6^2);&quot;NA&quot;)" office:value-type="float" office:value="24.84" calcext:value-type="float">
            <text:p>24,84</text:p>
          </table:table-cell>
          <table:table-cell table:formula="of:=IFERROR(([.J71]*0.6^2);&quot;NA&quot;)" office:value-type="float" office:value="33.84" calcext:value-type="float">
            <text:p>33,84</text:p>
          </table:table-cell>
          <table:table-cell table:formula="of:=IFERROR(AVERAGE([.L71];[.M71]);&quot;NA&quot;)" office:value-type="float" office:value="29.34" calcext:value-type="float">
            <text:p>29,34</text:p>
          </table:table-cell>
          <table:table-cell table:formula="of:=AVERAGE([.K71];[.I71])" office:value-type="float" office:value="1" calcext:value-type="float">
            <text:p>1</text:p>
          </table:table-cell>
          <table:table-cell office:value-type="float" office:value="0.975362324196359" calcext:value-type="float">
            <text:p>0,975362324196359</text:p>
          </table:table-cell>
          <table:table-cell office:value-type="float" office:value="0" calcext:value-type="float">
            <text:p>0</text:p>
          </table:table-cell>
          <table:table-cell table:formula="of:=1-([.P71]+[.Q71])" office:value-type="float" office:value="0.024637675803641" calcext:value-type="float">
            <text:p>0,024637675803641</text:p>
          </table:table-cell>
          <table:table-cell office:value-type="float" office:value="0.982291670516133" calcext:value-type="float">
            <text:p>0,982291670516133</text:p>
          </table:table-cell>
          <table:table-cell office:value-type="float" office:value="0" calcext:value-type="float">
            <text:p>0</text:p>
          </table:table-cell>
          <table:table-cell table:formula="of:=1-([.S71]+[.T71])" office:value-type="float" office:value="0.017708329483867" calcext:value-type="float">
            <text:p>0,017708329483867</text:p>
          </table:table-cell>
          <table:table-cell table:formula="of:=([.L71]*(1-[.R71])+[.M71]*(1-[.U71]))/2" office:value-type="float" office:value="28.7343751316517" calcext:value-type="float">
            <text:p>28,7343751316517</text:p>
          </table:table-cell>
          <table:table-cell table:formula="of:=AVERAGE([.R71];[.U71])" office:value-type="float" office:value="0.021173002643754" calcext:value-type="float">
            <text:p>0,021173002643754</text:p>
          </table:table-cell>
          <table:table-cell table:formula="of:=AVERAGE([.Q71];[.T71])" office:value-type="float" office:value="0" calcext:value-type="float">
            <text:p>0</text:p>
          </table:table-cell>
          <table:table-cell table:formula="of:=AVERAGE([.P71];[.S71])" office:value-type="float" office:value="0.978826997356246" calcext:value-type="float">
            <text:p>0,978826997356246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table:number-columns-repeated="2"/>
          <table:table-cell table:number-columns-repeated="2" office:value-type="string" calcext:value-type="string">
            <text:p>ONE</text:p>
          </table:table-cell>
          <table:table-cell office:value-type="float" office:value="74" calcext:value-type="float">
            <text:p>74</text:p>
          </table:table-cell>
          <table:table-cell office:value-type="float" office:value="0.94" calcext:value-type="float">
            <text:p>0,94</text:p>
          </table:table-cell>
          <table:table-cell office:value-type="float" office:value="70" calcext:value-type="float">
            <text:p>70</text:p>
          </table:table-cell>
          <table:table-cell office:value-type="float" office:value="0.95" calcext:value-type="float">
            <text:p>0,95</text:p>
          </table:table-cell>
          <table:table-cell table:formula="of:=IFERROR(([.H72]*0.6^2);&quot;NA&quot;)" office:value-type="float" office:value="26.64" calcext:value-type="float">
            <text:p>26,64</text:p>
          </table:table-cell>
          <table:table-cell table:formula="of:=IFERROR(([.J72]*0.6^2);&quot;NA&quot;)" office:value-type="float" office:value="25.2" calcext:value-type="float">
            <text:p>25,2</text:p>
          </table:table-cell>
          <table:table-cell table:formula="of:=IFERROR(AVERAGE([.L72];[.M72]);&quot;NA&quot;)" office:value-type="float" office:value="25.92" calcext:value-type="float">
            <text:p>25,92</text:p>
          </table:table-cell>
          <table:table-cell table:formula="of:=AVERAGE([.K72];[.I72])" office:value-type="float" office:value="0.945" calcext:value-type="float">
            <text:p>0,945</text:p>
          </table:table-cell>
          <table:table-cell office:value-type="float" office:value="0.492702530848013" calcext:value-type="float">
            <text:p>0,492702530848013</text:p>
          </table:table-cell>
          <table:table-cell office:value-type="float" office:value="0.507297469151987" calcext:value-type="float">
            <text:p>0,507297469151987</text:p>
          </table:table-cell>
          <table:table-cell table:formula="of:=1-([.P72]+[.Q72])" office:value-type="float" office:value="0" calcext:value-type="float">
            <text:p>0</text:p>
          </table:table-cell>
          <table:table-cell office:value-type="float" office:value="0.242142770971571" calcext:value-type="float">
            <text:p>0,242142770971571</text:p>
          </table:table-cell>
          <table:table-cell office:value-type="float" office:value="0.757857229028429" calcext:value-type="float">
            <text:p>0,757857229028429</text:p>
          </table:table-cell>
          <table:table-cell table:formula="of:=1-([.S72]+[.T72])" office:value-type="float" office:value="0" calcext:value-type="float">
            <text:p>0</text:p>
          </table:table-cell>
          <table:table-cell table:formula="of:=([.L72]*(1-[.R72])+[.M72]*(1-[.U72]))/2" office:value-type="float" office:value="25.92" calcext:value-type="float">
            <text:p>25,92</text:p>
          </table:table-cell>
          <table:table-cell table:formula="of:=AVERAGE([.R72];[.U72])" office:value-type="float" office:value="0" calcext:value-type="float">
            <text:p>0</text:p>
          </table:table-cell>
          <table:table-cell table:formula="of:=AVERAGE([.Q72];[.T72])" office:value-type="float" office:value="0.632577349090208" calcext:value-type="float">
            <text:p>0,632577349090208</text:p>
          </table:table-cell>
          <table:table-cell table:formula="of:=AVERAGE([.P72];[.S72])" office:value-type="float" office:value="0.367422650909792" calcext:value-type="float">
            <text:p>0,367422650909792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59" calcext:value-type="float">
            <text:p>59</text:p>
          </table:table-cell>
          <table:table-cell office:value-type="float" office:value="0.86" calcext:value-type="float">
            <text:p>0,86</text:p>
          </table:table-cell>
          <table:table-cell office:value-type="float" office:value="60" calcext:value-type="float">
            <text:p>60</text:p>
          </table:table-cell>
          <table:table-cell office:value-type="float" office:value="0.83" calcext:value-type="float">
            <text:p>0,83</text:p>
          </table:table-cell>
          <table:table-cell table:formula="of:=IFERROR(([.H73]*0.6^2);&quot;NA&quot;)" office:value-type="float" office:value="21.24" calcext:value-type="float">
            <text:p>21,24</text:p>
          </table:table-cell>
          <table:table-cell table:formula="of:=IFERROR(([.J73]*0.6^2);&quot;NA&quot;)" office:value-type="float" office:value="21.6" calcext:value-type="float">
            <text:p>21,6</text:p>
          </table:table-cell>
          <table:table-cell table:formula="of:=IFERROR(AVERAGE([.L73];[.M73]);&quot;NA&quot;)" office:value-type="float" office:value="21.42" calcext:value-type="float">
            <text:p>21,42</text:p>
          </table:table-cell>
          <table:table-cell table:formula="of:=AVERAGE([.K73];[.I73])" office:value-type="float" office:value="0.845" calcext:value-type="float">
            <text:p>0,845</text:p>
          </table:table-cell>
          <table:table-cell office:value-type="float" office:value="0.907796640517348" calcext:value-type="float">
            <text:p>0,907796640517348</text:p>
          </table:table-cell>
          <table:table-cell office:value-type="float" office:value="0" calcext:value-type="float">
            <text:p>0</text:p>
          </table:table-cell>
          <table:table-cell table:formula="of:=1-([.P73]+[.Q73])" office:value-type="float" office:value="0.092203359482652" calcext:value-type="float">
            <text:p>0,092203359482652</text:p>
          </table:table-cell>
          <table:table-cell office:value-type="float" office:value="0.885833361744881" calcext:value-type="float">
            <text:p>0,885833361744881</text:p>
          </table:table-cell>
          <table:table-cell office:value-type="float" office:value="0" calcext:value-type="float">
            <text:p>0</text:p>
          </table:table-cell>
          <table:table-cell table:formula="of:=1-([.S73]+[.T73])" office:value-type="float" office:value="0.114166638255119" calcext:value-type="float">
            <text:p>0,114166638255119</text:p>
          </table:table-cell>
          <table:table-cell table:formula="of:=([.L73]*(1-[.R73])+[.M73]*(1-[.U73]))/2" office:value-type="float" office:value="19.2078006291389" calcext:value-type="float">
            <text:p>19,2078006291389</text:p>
          </table:table-cell>
          <table:table-cell table:formula="of:=AVERAGE([.R73];[.U73])" office:value-type="float" office:value="0.103184998868885" calcext:value-type="float">
            <text:p>0,103184998868885</text:p>
          </table:table-cell>
          <table:table-cell table:formula="of:=AVERAGE([.Q73];[.T73])" office:value-type="float" office:value="0" calcext:value-type="float">
            <text:p>0</text:p>
          </table:table-cell>
          <table:table-cell table:formula="of:=AVERAGE([.P73];[.S73])" office:value-type="float" office:value="0.896815001131115" calcext:value-type="float">
            <text:p>0,896815001131115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6" office:value-type="string" calcext:value-type="string">
            <text:p>NA</text:p>
          </table:table-cell>
          <table:table-cell table:formula="of:=IFERROR(AVERAGE([.L74];[.M74]);&quot;NA&quot;)" office:value-type="string" office:string-value="NA" calcext:value-type="string">
            <text:p>NA</text:p>
          </table:table-cell>
          <table:table-cell table:formula="of:=AVERAGE([.K74];[.I74])" office:value-type="string" office:string-value="" calcext:value-type="error">
            <text:p>#DIV/0 !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7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table:number-columns-repeated="3"/>
          <table:table-cell office:value-type="string" calcext:value-type="string">
            <text:p>BROAD</text:p>
          </table:table-cell>
          <table:table-cell office:value-type="float" office:value="140" calcext:value-type="float">
            <text:p>140</text:p>
          </table:table-cell>
          <table:table-cell office:value-type="float" office:value="0.89" calcext:value-type="float">
            <text:p>0,89</text:p>
          </table:table-cell>
          <table:table-cell office:value-type="float" office:value="136" calcext:value-type="float">
            <text:p>136</text:p>
          </table:table-cell>
          <table:table-cell office:value-type="float" office:value="0.93" calcext:value-type="float">
            <text:p>0,93</text:p>
          </table:table-cell>
          <table:table-cell table:formula="of:=IFERROR(([.H75]*0.6^2);&quot;NA&quot;)" office:value-type="float" office:value="50.4" calcext:value-type="float">
            <text:p>50,4</text:p>
          </table:table-cell>
          <table:table-cell table:formula="of:=IFERROR(([.J75]*0.6^2);&quot;NA&quot;)" office:value-type="float" office:value="48.96" calcext:value-type="float">
            <text:p>48,96</text:p>
          </table:table-cell>
          <table:table-cell table:formula="of:=IFERROR(AVERAGE([.L75];[.M75]);&quot;NA&quot;)" office:value-type="float" office:value="49.68" calcext:value-type="float">
            <text:p>49,68</text:p>
          </table:table-cell>
          <table:table-cell table:formula="of:=AVERAGE([.K75];[.I75])" office:value-type="float" office:value="0.91" calcext:value-type="float">
            <text:p>0,91</text:p>
          </table:table-cell>
          <table:table-cell office:value-type="float" office:value="0.867714168344225" calcext:value-type="float">
            <text:p>0,867714168344225</text:p>
          </table:table-cell>
          <table:table-cell office:value-type="float" office:value="0.132285831655775" calcext:value-type="float">
            <text:p>0,132285831655775</text:p>
          </table:table-cell>
          <table:table-cell table:formula="of:=1-([.P75]+[.Q75])" office:value-type="float" office:value="0" calcext:value-type="float">
            <text:p>0</text:p>
          </table:table-cell>
          <table:table-cell table:number-columns-repeated="3" office:value-type="string" calcext:value-type="string">
            <text:p>NA</text:p>
          </table:table-cell>
          <table:table-cell table:formula="of:=[.L75]*(1-[.R75])" office:value-type="float" office:value="50.4" calcext:value-type="float">
            <text:p>50,4</text:p>
          </table:table-cell>
          <table:table-cell table:formula="of:=AVERAGE([.R75];[.U75])" office:value-type="float" office:value="0" calcext:value-type="float">
            <text:p>0</text:p>
          </table:table-cell>
          <table:table-cell table:formula="of:=AVERAGE([.Q75];[.T75])" office:value-type="float" office:value="0.132285831655775" calcext:value-type="float">
            <text:p>0,132285831655775</text:p>
          </table:table-cell>
          <table:table-cell table:formula="of:=AVERAGE([.P75];[.S75])" office:value-type="float" office:value="0.867714168344225" calcext:value-type="float">
            <text:p>0,867714168344225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7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ERROR(([.H76]*0.6^2);&quot;NA&quot;)" office:value-type="float" office:value="1.44" calcext:value-type="float">
            <text:p>1,44</text:p>
          </table:table-cell>
          <table:table-cell table:formula="of:=IFERROR(([.J76]*0.6^2);&quot;NA&quot;)" office:value-type="float" office:value="1.44" calcext:value-type="float">
            <text:p>1,44</text:p>
          </table:table-cell>
          <table:table-cell table:formula="of:=IFERROR(AVERAGE([.L76];[.M76]);&quot;NA&quot;)" office:value-type="float" office:value="1.44" calcext:value-type="float">
            <text:p>1,44</text:p>
          </table:table-cell>
          <table:table-cell table:formula="of:=AVERAGE([.K76];[.I76])" office:value-type="float" office:value="1" calcext:value-type="float">
            <text:p>1</text:p>
          </table:table-cell>
          <table:table-cell office:value-type="float" office:value="0.870000049471855" calcext:value-type="float">
            <text:p>0,870000049471855</text:p>
          </table:table-cell>
          <table:table-cell office:value-type="float" office:value="0" calcext:value-type="float">
            <text:p>0</text:p>
          </table:table-cell>
          <table:table-cell table:formula="of:=1-([.P76]+[.Q76])" office:value-type="float" office:value="0.129999950528145" calcext:value-type="float">
            <text:p>0,129999950528145</text:p>
          </table:table-cell>
          <table:table-cell office:value-type="float" office:value="0.870000034570694" calcext:value-type="float">
            <text:p>0,870000034570694</text:p>
          </table:table-cell>
          <table:table-cell office:value-type="float" office:value="0" calcext:value-type="float">
            <text:p>0</text:p>
          </table:table-cell>
          <table:table-cell table:formula="of:=1-([.S76]+[.T76])" office:value-type="float" office:value="0.129999965429306" calcext:value-type="float">
            <text:p>0,129999965429306</text:p>
          </table:table-cell>
          <table:table-cell table:formula="of:=([.L76]*(1-[.R76])+[.M76]*(1-[.U76]))/2" office:value-type="float" office:value="1.25280006051064" calcext:value-type="float">
            <text:p>1,25280006051064</text:p>
          </table:table-cell>
          <table:table-cell table:formula="of:=AVERAGE([.R76];[.U76])" office:value-type="float" office:value="0.129999957978726" calcext:value-type="float">
            <text:p>0,129999957978726</text:p>
          </table:table-cell>
          <table:table-cell table:formula="of:=AVERAGE([.Q76];[.T76])" office:value-type="float" office:value="0" calcext:value-type="float">
            <text:p>0</text:p>
          </table:table-cell>
          <table:table-cell table:formula="of:=AVERAGE([.P76];[.S76])" office:value-type="float" office:value="0.870000042021275" calcext:value-type="float">
            <text:p>0,870000042021275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7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6" office:value-type="string" calcext:value-type="string">
            <text:p>NA</text:p>
          </table:table-cell>
          <table:table-cell table:formula="of:=IFERROR(AVERAGE([.L77];[.M77]);&quot;NA&quot;)" office:value-type="string" office:string-value="NA" calcext:value-type="string">
            <text:p>NA</text:p>
          </table:table-cell>
          <table:table-cell table:formula="of:=AVERAGE([.K77];[.I77])" office:value-type="string" office:string-value="" calcext:value-type="error">
            <text:p>#DIV/0 !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6" office:value-type="string" calcext:value-type="string">
            <text:p>NA</text:p>
          </table:table-cell>
          <table:table-cell table:formula="of:=IFERROR(AVERAGE([.L78];[.M78]);&quot;NA&quot;)" office:value-type="string" office:string-value="NA" calcext:value-type="string">
            <text:p>NA</text:p>
          </table:table-cell>
          <table:table-cell table:formula="of:=AVERAGE([.K78];[.I78])" office:value-type="string" office:string-value="" calcext:value-type="error">
            <text:p>#DIV/0 !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S</text:p>
          </table:table-cell>
          <table:table-cell table:number-columns-repeated="3"/>
          <table:table-cell office:value-type="string" calcext:value-type="string">
            <text:p>ABS</text:p>
          </table:table-cell>
          <table:table-cell table:number-columns-repeated="6" office:value-type="string" calcext:value-type="string">
            <text:p>NA</text:p>
          </table:table-cell>
          <table:table-cell table:formula="of:=IFERROR(AVERAGE([.L79];[.M79]);&quot;NA&quot;)" office:value-type="string" office:string-value="NA" calcext:value-type="string">
            <text:p>NA</text:p>
          </table:table-cell>
          <table:table-cell table:formula="of:=AVERAGE([.K79];[.I79])" office:value-type="string" office:string-value="" calcext:value-type="error">
            <text:p>#DIV/0 !</text:p>
          </table:table-cell>
          <table:table-cell table:number-columns-repeated="10" office:value-type="string" calcext:value-type="string">
            <text:p>NA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ROAD</text:p>
          </table:table-cell>
          <table:table-cell table:number-columns-repeated="2"/>
          <table:table-cell office:value-type="string" calcext:value-type="string">
            <text:p>ONE</text:p>
          </table:table-cell>
          <table:table-cell office:value-type="string" calcext:value-type="string">
            <text:p>BROAD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formula="of:=IFERROR(([.H80]*0.6^2);&quot;NA&quot;)" office:value-type="float" office:value="40.32" calcext:value-type="float">
            <text:p>40,32</text:p>
          </table:table-cell>
          <table:table-cell table:formula="of:=IFERROR(([.J80]*0.6^2);&quot;NA&quot;)" office:value-type="float" office:value="45" calcext:value-type="float">
            <text:p>45</text:p>
          </table:table-cell>
          <table:table-cell table:formula="of:=IFERROR(AVERAGE([.L80];[.M80]);&quot;NA&quot;)" office:value-type="float" office:value="42.66" calcext:value-type="float">
            <text:p>42,66</text:p>
          </table:table-cell>
          <table:table-cell table:formula="of:=AVERAGE([.K80];[.I80])" office:value-type="float" office:value="1" calcext:value-type="float">
            <text:p>1</text:p>
          </table:table-cell>
          <table:table-cell office:value-type="float" office:value="0.745535653882793" calcext:value-type="float">
            <text:p>0,745535653882793</text:p>
          </table:table-cell>
          <table:table-cell office:value-type="float" office:value="0.245803637696164" calcext:value-type="float">
            <text:p>0,245803637696164</text:p>
          </table:table-cell>
          <table:table-cell table:formula="of:=1-([.P80]+[.Q80])" office:value-type="float" office:value="0.00866070842104305" calcext:value-type="float">
            <text:p>0,00866070842104305</text:p>
          </table:table-cell>
          <table:table-cell office:value-type="float" office:value="0.793999921739101" calcext:value-type="float">
            <text:p>0,793999921739101</text:p>
          </table:table-cell>
          <table:table-cell office:value-type="float" office:value="0.195440079212189" calcext:value-type="float">
            <text:p>0,195440079212189</text:p>
          </table:table-cell>
          <table:table-cell table:formula="of:=1-([.S80]+[.T80])" office:value-type="float" office:value="0.0105599990487101" calcext:value-type="float">
            <text:p>0,0105599990487101</text:p>
          </table:table-cell>
          <table:table-cell table:formula="of:=([.L80]*(1-[.R80])+[.M80]*(1-[.U80]))/2" office:value-type="float" office:value="42.2478001396358" calcext:value-type="float">
            <text:p>42,2478001396358</text:p>
          </table:table-cell>
          <table:table-cell table:formula="of:=AVERAGE([.R80];[.U80])" office:value-type="float" office:value="0.00961035373487656" calcext:value-type="float">
            <text:p>0,00961035373487656</text:p>
          </table:table-cell>
          <table:table-cell table:formula="of:=AVERAGE([.Q80];[.T80])" office:value-type="float" office:value="0.220621858454177" calcext:value-type="float">
            <text:p>0,220621858454177</text:p>
          </table:table-cell>
          <table:table-cell table:formula="of:=AVERAGE([.P80];[.S80])" office:value-type="float" office:value="0.769767787810947" calcext:value-type="float">
            <text:p>0,769767787810947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23" calcext:value-type="float">
            <text:p>23</text:p>
          </table:table-cell>
          <table:table-cell office:value-type="float" office:value="0.92" calcext:value-type="float">
            <text:p>0,92</text:p>
          </table:table-cell>
          <table:table-cell office:value-type="float" office:value="24" calcext:value-type="float">
            <text:p>24</text:p>
          </table:table-cell>
          <table:table-cell office:value-type="float" office:value="0.84" calcext:value-type="float">
            <text:p>0,84</text:p>
          </table:table-cell>
          <table:table-cell table:formula="of:=IFERROR(([.H81]*0.6^2);&quot;NA&quot;)" office:value-type="float" office:value="8.28" calcext:value-type="float">
            <text:p>8,28</text:p>
          </table:table-cell>
          <table:table-cell table:formula="of:=IFERROR(([.J81]*0.6^2);&quot;NA&quot;)" office:value-type="float" office:value="8.64" calcext:value-type="float">
            <text:p>8,64</text:p>
          </table:table-cell>
          <table:table-cell table:formula="of:=IFERROR(AVERAGE([.L81];[.M81]);&quot;NA&quot;)" office:value-type="float" office:value="8.46" calcext:value-type="float">
            <text:p>8,46</text:p>
          </table:table-cell>
          <table:table-cell table:formula="of:=AVERAGE([.K81];[.I81])" office:value-type="float" office:value="0.88" calcext:value-type="float">
            <text:p>0,88</text:p>
          </table:table-cell>
          <table:table-cell office:value-type="float" office:value="0.995217390682386" calcext:value-type="float">
            <text:p>0,995217390682386</text:p>
          </table:table-cell>
          <table:table-cell office:value-type="float" office:value="0" calcext:value-type="float">
            <text:p>0</text:p>
          </table:table-cell>
          <table:table-cell table:formula="of:=1-([.P81]+[.Q81])" office:value-type="float" office:value="0.00478260931761398" calcext:value-type="float">
            <text:p>0,00478260931761398</text:p>
          </table:table-cell>
          <table:table-cell office:value-type="float" office:value="0.982083330551783" calcext:value-type="float">
            <text:p>0,982083330551783</text:p>
          </table:table-cell>
          <table:table-cell office:value-type="float" office:value="0" calcext:value-type="float">
            <text:p>0</text:p>
          </table:table-cell>
          <table:table-cell table:formula="of:=1-([.S81]+[.T81])" office:value-type="float" office:value="0.017916669448217" calcext:value-type="float">
            <text:p>0,017916669448217</text:p>
          </table:table-cell>
          <table:table-cell table:formula="of:=([.L81]*(1-[.R81])+[.M81]*(1-[.U81]))/2" office:value-type="float" office:value="8.36279998540878" calcext:value-type="float">
            <text:p>8,36279998540878</text:p>
          </table:table-cell>
          <table:table-cell table:formula="of:=AVERAGE([.R81];[.U81])" office:value-type="float" office:value="0.0113496393829155" calcext:value-type="float">
            <text:p>0,0113496393829155</text:p>
          </table:table-cell>
          <table:table-cell table:formula="of:=AVERAGE([.Q81];[.T81])" office:value-type="float" office:value="0" calcext:value-type="float">
            <text:p>0</text:p>
          </table:table-cell>
          <table:table-cell table:formula="of:=AVERAGE([.P81];[.S81])" office:value-type="float" office:value="0.988650360617084" calcext:value-type="float">
            <text:p>0,988650360617084</text:p>
          </table:table-cell>
          <table:table-cell table:number-columns-repeated="16359"/>
        </table:table-row>
        <table:table-row table:style-name="ro1">
          <table:table-cell table:style-name="ce6" office:value-type="string" calcext:value-type="string">
            <text:p>sub-7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ONE</text:p>
          </table:table-cell>
          <table:table-cell office:value-type="float" office:value="17" calcext:value-type="float">
            <text:p>17</text:p>
          </table:table-cell>
          <table:table-cell office:value-type="float" office:value="0.97" calcext:value-type="float">
            <text:p>0,97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,81</text:p>
          </table:table-cell>
          <table:table-cell table:formula="of:=IFERROR(([.H82]*0.6^2);&quot;NA&quot;)" office:value-type="float" office:value="6.12" calcext:value-type="float">
            <text:p>6,12</text:p>
          </table:table-cell>
          <table:table-cell table:formula="of:=IFERROR(([.J82]*0.6^2);&quot;NA&quot;)" office:value-type="float" office:value="4.68" calcext:value-type="float">
            <text:p>4,68</text:p>
          </table:table-cell>
          <table:table-cell table:formula="of:=IFERROR(AVERAGE([.L82];[.M82]);&quot;NA&quot;)" office:value-type="float" office:value="5.4" calcext:value-type="float">
            <text:p>5,4</text:p>
          </table:table-cell>
          <table:table-cell table:formula="of:=AVERAGE([.K82];[.I82])" office:value-type="float" office:value="0.89" calcext:value-type="float">
            <text:p>0,89</text:p>
          </table:table-cell>
          <table:table-cell office:value-type="float" office:value="0.665882457705105" calcext:value-type="float">
            <text:p>0,665882457705105</text:p>
          </table:table-cell>
          <table:table-cell office:value-type="float" office:value="0" calcext:value-type="float">
            <text:p>0</text:p>
          </table:table-cell>
          <table:table-cell table:formula="of:=1-([.P82]+[.Q82])" office:value-type="float" office:value="0.334117542294895" calcext:value-type="float">
            <text:p>0,334117542294895</text:p>
          </table:table-cell>
          <table:table-cell office:value-type="float" office:value="0.600769373086783" calcext:value-type="float">
            <text:p>0,600769373086783</text:p>
          </table:table-cell>
          <table:table-cell office:value-type="float" office:value="0" calcext:value-type="float">
            <text:p>0</text:p>
          </table:table-cell>
          <table:table-cell table:formula="of:=1-([.S82]+[.T82])" office:value-type="float" office:value="0.399230626913217" calcext:value-type="float">
            <text:p>0,399230626913217</text:p>
          </table:table-cell>
          <table:table-cell table:formula="of:=([.L82]*(1-[.R82])+[.M82]*(1-[.U82]))/2" office:value-type="float" office:value="3.44340065360069" calcext:value-type="float">
            <text:p>3,44340065360069</text:p>
          </table:table-cell>
          <table:table-cell table:formula="of:=AVERAGE([.R82];[.U82])" office:value-type="float" office:value="0.366674084604056" calcext:value-type="float">
            <text:p>0,366674084604056</text:p>
          </table:table-cell>
          <table:table-cell table:formula="of:=AVERAGE([.Q82];[.T82])" office:value-type="float" office:value="0" calcext:value-type="float">
            <text:p>0</text:p>
          </table:table-cell>
          <table:table-cell table:formula="of:=AVERAGE([.P82];[.S82])" office:value-type="float" office:value="0.633325915395944" calcext:value-type="float">
            <text:p>0,633325915395944</text:p>
          </table:table-cell>
          <table:table-cell table:number-columns-repeated="16359"/>
        </table:table-row>
        <table:table-row table:style-name="ro1" table:number-rows-repeated="104849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 2013 – 2022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 style:data-style-name="N2" text:time-value="13:01:29.3263911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mpte master1</meta:initial-creator>
    <meta:creation-date>2025-03-24T08:05:04</meta:creation-date>
    <dc:date>2025-04-30T11:55:59.592807458</dc:date>
    <meta:editing-duration>PT1H5M25S</meta:editing-duration>
    <meta:generator>LibreOffice/24.2.7.2$Linux_X86_64 LibreOffice_project/420$Build-2</meta:generator>
    <meta:editing-cycles>12</meta:editing-cycles>
    <meta:document-statistic meta:table-count="1" meta:cell-count="1795" meta:object-count="0"/>
    <meta:user-defined meta:name="AppVersion">16.0300</meta:user-defined>
  </office:meta>
</office:document-meta>
</file>